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automatic-styles>
    <style:style style:name="Table1" style:family="table">
      <style:table-properties style:width="17.006cm" fo:margin-left="0cm" fo:margin-right="-0.005cm" table:align="margins" fo:background-color="transparent">
        <style:background-image/>
      </style:table-properties>
    </style:style>
    <style:style style:name="Table1.A" style:family="table-column">
      <style:table-column-properties style:column-width="3.201cm" style:rel-column-width="12337*"/>
    </style:style>
    <style:style style:name="Table1.B" style:family="table-column">
      <style:table-column-properties style:column-width="5.292cm" style:rel-column-width="20392*"/>
    </style:style>
    <style:style style:name="Table1.D" style:family="table-column">
      <style:table-column-properties style:column-width="5.311cm" style:rel-column-width="2046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page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padding="0cm" fo:border-left="none" fo:border-right="none" fo:border-top="none" fo:border-bottom="0.5pt solid #000000"/>
    </style:style>
    <style:style style:name="Tabla1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1" style:family="text">
      <style:text-properties officeooo:rsid="00651f95"/>
    </style:style>
    <style:style style:name="T2" style:family="text">
      <style:text-properties officeooo:rsid="00663640"/>
    </style:style>
    <style:style style:name="fr1" style:family="graphic" style:parent-style-name="OLE">
      <style:graphic-properties fo:margin-top="0cm" fo:margin-bottom="0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placeholder text:placeholder-type="text">&lt;title&gt;</text:placeholder></text:p>
      <text:p text:style-name="Subtitle"><text:placeholder text:placeholder-type="text">&lt;subtitle&gt;</text:placeholder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GH-Table-Label-Right-Bold">Name:</text:p>
          </table:table-cell>
          <table:table-cell table:style-name="Table1.A1" office:value-type="string">
            <text:p text:style-name="Table_20_Contents"><text:placeholder text:placeholder-type="text">&lt;name&gt;</text:placeholder></text:p>
          </table:table-cell>
          <table:table-cell table:style-name="Table1.A1" office:value-type="string">
            <text:p text:style-name="GH-Table-Label-Right-Bold">Patient ID:</text:p>
          </table:table-cell>
          <table:table-cell table:style-name="Table1.D1" office:value-type="string">
            <text:p text:style-name="Table_20_Contents"><text:placeholder text:placeholder-type="text">&lt;puid&gt;</text:placeholder></text:p>
          </table:table-cell>
        </table:table-row>
        <table:table-row table:style-name="Table1.1">
          <table:table-cell table:style-name="Table1.A2" office:value-type="string">
            <text:p text:style-name="GH-Table-Label-Right-Bold">Date:</text:p>
          </table:table-cell>
          <table:table-cell table:style-name="Table1.A2" office:value-type="string">
            <text:p text:style-name="Table_20_Contents"><text:placeholder text:placeholder-type="text">&lt;date&gt;</text:placeholder></text:p>
          </table:table-cell>
          <table:table-cell table:style-name="Table1.A2" office:value-type="string">
            <text:p text:style-name="GH-Table-Label-Right-Bold">Age:</text:p>
          </table:table-cell>
          <table:table-cell table:style-name="Table1.D2" office:value-type="string">
            <text:p text:style-name="Table_20_Contents"><text:placeholder text:placeholder-type="text">&lt;age&gt;</text:placeholder></text:p>
          </table:table-cell>
        </table:table-row>
      </table:table>
      <text:p text:style-name="Table_20_Contents"/>
      <text:p text:style-name="Table_20_Contents"/>
      <text:p text:style-name="Table_20_Contents"><draw:frame draw:style-name="fr1" draw:name="Objeto2" text:anchor-type="paragraph" svg:x="-1.145cm" svg:y="0.61cm" svg:width="19.928cm" svg:height="10.934cm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chart</svg:desc></draw:frame></text:p>
      <table:table table:name="Tabla1" table:style-name="Tabla1">
        <table:table-column table:style-name="Tabla1.A" table:number-columns-repeated="6"/>
        <table:table-column table:style-name="Tabla1.G"/>
        <table:table-header-rows>
          <table:table-row table:style-name="Tabla1.1">
            <table:table-cell table:style-name="Tabla1.A1" table:number-columns-spanned="7" office:value-type="string">
              <text:p text:style-name="Subtitle">Patient BMI for Age Informa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GH-Table-Heading-Center">Month</text:p>
            </table:table-cell>
            <table:table-cell table:style-name="Tabla1.A2" office:value-type="string">
              <text:p text:style-name="GH-Table-Heading-Center"><text:placeholder text:placeholder-type="text">&lt;p3&gt;</text:placeholder></text:p>
            </table:table-cell>
            <table:table-cell table:style-name="Tabla1.A2" office:value-type="string">
              <text:p text:style-name="GH-Table-Heading-Center"><text:placeholder text:placeholder-type="text">&lt;p15&gt;</text:placeholder></text:p>
            </table:table-cell>
            <table:table-cell table:style-name="Tabla1.A2" office:value-type="string">
              <text:p text:style-name="GH-Table-Heading-Center"><text:placeholder text:placeholder-type="text">&lt;p50&gt;</text:placeholder></text:p>
            </table:table-cell>
            <table:table-cell table:style-name="Tabla1.A2" office:value-type="string">
              <text:p text:style-name="GH-Table-Heading-Center"><text:placeholder text:placeholder-type="text">&lt;p85&gt;</text:placeholder></text:p>
            </table:table-cell>
            <table:table-cell table:style-name="Tabla1.A2" office:value-type="string">
              <text:p text:style-name="GH-Table-Heading-Center"><text:placeholder text:placeholder-type="text">&lt;p97&gt;</text:placeholder></text:p>
            </table:table-cell>
            <table:table-cell table:style-name="Tabla1.G2" office:value-type="string">
              <text:p text:style-name="GH-Table-Heading-Center">Patient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GH-Table-Contents-Center">0</text:p>
          </table:table-cell>
          <table:table-cell table:style-name="Tabla1.A2" office:value-type="string">
            <text:p text:style-name="GH-Table-Contents-Center"><text:placeholder text:placeholder-type="text">&lt;p3_0&gt;</text:placeholder></text:p>
          </table:table-cell>
          <table:table-cell table:style-name="Tabla1.A2" office:value-type="string">
            <text:p text:style-name="GH-Table-Contents-Center"><text:placeholder text:placeholder-type="text">&lt;p15_0&gt;</text:placeholder></text:p>
          </table:table-cell>
          <table:table-cell table:style-name="Tabla1.A2" office:value-type="string">
            <text:p text:style-name="GH-Table-Contents-Center"><text:placeholder text:placeholder-type="text">&lt;p50_0&gt;</text:placeholder></text:p>
          </table:table-cell>
          <table:table-cell table:style-name="Tabla1.A2" office:value-type="string">
            <text:p text:style-name="GH-Table-Contents-Center"><text:placeholder text:placeholder-type="text">&lt;p85_0&gt;</text:placeholder></text:p>
          </table:table-cell>
          <table:table-cell table:style-name="Tabla1.A2" office:value-type="string">
            <text:p text:style-name="GH-Table-Contents-Center"><text:placeholder text:placeholder-type="text">&lt;p97_0&gt;</text:placeholder></text:p>
          </table:table-cell>
          <table:table-cell table:style-name="Tabla1.G2" office:value-type="string">
            <text:p text:style-name="GH-Table-Contents-Center"><text:placeholder text:placeholder-type="text">&lt;v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</text:p>
          </table:table-cell>
          <table:table-cell table:style-name="Tabla1.A2" office:value-type="string">
            <text:p text:style-name="GH-Table-Contents-Center"><text:placeholder text:placeholder-type="text">&lt;p3_1&gt;</text:placeholder></text:p>
          </table:table-cell>
          <table:table-cell table:style-name="Tabla1.A2" office:value-type="string">
            <text:p text:style-name="GH-Table-Contents-Center"><text:placeholder text:placeholder-type="text">&lt;p15_1&gt;</text:placeholder></text:p>
          </table:table-cell>
          <table:table-cell table:style-name="Tabla1.A2" office:value-type="string">
            <text:p text:style-name="GH-Table-Contents-Center"><text:placeholder text:placeholder-type="text">&lt;p50_1&gt;</text:placeholder></text:p>
          </table:table-cell>
          <table:table-cell table:style-name="Tabla1.A2" office:value-type="string">
            <text:p text:style-name="GH-Table-Contents-Center"><text:placeholder text:placeholder-type="text">&lt;p85_1&gt;</text:placeholder></text:p>
          </table:table-cell>
          <table:table-cell table:style-name="Tabla1.A2" office:value-type="string">
            <text:p text:style-name="GH-Table-Contents-Center"><text:placeholder text:placeholder-type="text">&lt;p97_1&gt;</text:placeholder></text:p>
          </table:table-cell>
          <table:table-cell table:style-name="Tabla1.G2" office:value-type="string">
            <text:p text:style-name="GH-Table-Contents-Center"><text:placeholder text:placeholder-type="text">&lt;v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</text:p>
          </table:table-cell>
          <table:table-cell table:style-name="Tabla1.A2" office:value-type="string">
            <text:p text:style-name="GH-Table-Contents-Center"><text:placeholder text:placeholder-type="text">&lt;p3_2&gt;</text:placeholder></text:p>
          </table:table-cell>
          <table:table-cell table:style-name="Tabla1.A2" office:value-type="string">
            <text:p text:style-name="GH-Table-Contents-Center"><text:placeholder text:placeholder-type="text">&lt;p15_2&gt;</text:placeholder></text:p>
          </table:table-cell>
          <table:table-cell table:style-name="Tabla1.A2" office:value-type="string">
            <text:p text:style-name="GH-Table-Contents-Center"><text:placeholder text:placeholder-type="text">&lt;p50_2&gt;</text:placeholder></text:p>
          </table:table-cell>
          <table:table-cell table:style-name="Tabla1.A2" office:value-type="string">
            <text:p text:style-name="GH-Table-Contents-Center"><text:placeholder text:placeholder-type="text">&lt;p85_2&gt;</text:placeholder></text:p>
          </table:table-cell>
          <table:table-cell table:style-name="Tabla1.A2" office:value-type="string">
            <text:p text:style-name="GH-Table-Contents-Center"><text:placeholder text:placeholder-type="text">&lt;p97_2&gt;</text:placeholder></text:p>
          </table:table-cell>
          <table:table-cell table:style-name="Tabla1.G2" office:value-type="string">
            <text:p text:style-name="GH-Table-Contents-Center"><text:placeholder text:placeholder-type="text">&lt;v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</text:p>
          </table:table-cell>
          <table:table-cell table:style-name="Tabla1.A2" office:value-type="string">
            <text:p text:style-name="GH-Table-Contents-Center"><text:placeholder text:placeholder-type="text">&lt;p3_3&gt;</text:placeholder></text:p>
          </table:table-cell>
          <table:table-cell table:style-name="Tabla1.A2" office:value-type="string">
            <text:p text:style-name="GH-Table-Contents-Center"><text:placeholder text:placeholder-type="text">&lt;p15_3&gt;</text:placeholder></text:p>
          </table:table-cell>
          <table:table-cell table:style-name="Tabla1.A2" office:value-type="string">
            <text:p text:style-name="GH-Table-Contents-Center"><text:placeholder text:placeholder-type="text">&lt;p50_3&gt;</text:placeholder></text:p>
          </table:table-cell>
          <table:table-cell table:style-name="Tabla1.A2" office:value-type="string">
            <text:p text:style-name="GH-Table-Contents-Center"><text:placeholder text:placeholder-type="text">&lt;p85_3&gt;</text:placeholder></text:p>
          </table:table-cell>
          <table:table-cell table:style-name="Tabla1.A2" office:value-type="string">
            <text:p text:style-name="GH-Table-Contents-Center"><text:placeholder text:placeholder-type="text">&lt;p97_3&gt;</text:placeholder></text:p>
          </table:table-cell>
          <table:table-cell table:style-name="Tabla1.G2" office:value-type="string">
            <text:p text:style-name="GH-Table-Contents-Center"><text:placeholder text:placeholder-type="text">&lt;v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</text:p>
          </table:table-cell>
          <table:table-cell table:style-name="Tabla1.A2" office:value-type="string">
            <text:p text:style-name="GH-Table-Contents-Center"><text:placeholder text:placeholder-type="text">&lt;p3_4&gt;</text:placeholder></text:p>
          </table:table-cell>
          <table:table-cell table:style-name="Tabla1.A2" office:value-type="string">
            <text:p text:style-name="GH-Table-Contents-Center"><text:placeholder text:placeholder-type="text">&lt;p15_4&gt;</text:placeholder></text:p>
          </table:table-cell>
          <table:table-cell table:style-name="Tabla1.A2" office:value-type="string">
            <text:p text:style-name="GH-Table-Contents-Center"><text:placeholder text:placeholder-type="text">&lt;p50_4&gt;</text:placeholder></text:p>
          </table:table-cell>
          <table:table-cell table:style-name="Tabla1.A2" office:value-type="string">
            <text:p text:style-name="GH-Table-Contents-Center"><text:placeholder text:placeholder-type="text">&lt;p85_4&gt;</text:placeholder></text:p>
          </table:table-cell>
          <table:table-cell table:style-name="Tabla1.A2" office:value-type="string">
            <text:p text:style-name="GH-Table-Contents-Center"><text:placeholder text:placeholder-type="text">&lt;p97_4&gt;</text:placeholder></text:p>
          </table:table-cell>
          <table:table-cell table:style-name="Tabla1.G2" office:value-type="string">
            <text:p text:style-name="GH-Table-Contents-Center"><text:placeholder text:placeholder-type="text">&lt;v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</text:p>
          </table:table-cell>
          <table:table-cell table:style-name="Tabla1.A2" office:value-type="string">
            <text:p text:style-name="GH-Table-Contents-Center"><text:placeholder text:placeholder-type="text">&lt;p3_5&gt;</text:placeholder></text:p>
          </table:table-cell>
          <table:table-cell table:style-name="Tabla1.A2" office:value-type="string">
            <text:p text:style-name="GH-Table-Contents-Center"><text:placeholder text:placeholder-type="text">&lt;p15_5&gt;</text:placeholder></text:p>
          </table:table-cell>
          <table:table-cell table:style-name="Tabla1.A2" office:value-type="string">
            <text:p text:style-name="GH-Table-Contents-Center"><text:placeholder text:placeholder-type="text">&lt;p50_5&gt;</text:placeholder></text:p>
          </table:table-cell>
          <table:table-cell table:style-name="Tabla1.A2" office:value-type="string">
            <text:p text:style-name="GH-Table-Contents-Center"><text:placeholder text:placeholder-type="text">&lt;p85_5&gt;</text:placeholder></text:p>
          </table:table-cell>
          <table:table-cell table:style-name="Tabla1.A2" office:value-type="string">
            <text:p text:style-name="GH-Table-Contents-Center"><text:placeholder text:placeholder-type="text">&lt;p97_5&gt;</text:placeholder></text:p>
          </table:table-cell>
          <table:table-cell table:style-name="Tabla1.G2" office:value-type="string">
            <text:p text:style-name="GH-Table-Contents-Center"><text:placeholder text:placeholder-type="text">&lt;v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6</text:p>
          </table:table-cell>
          <table:table-cell table:style-name="Tabla1.A2" office:value-type="string">
            <text:p text:style-name="GH-Table-Contents-Center"><text:placeholder text:placeholder-type="text">&lt;p3_6&gt;</text:placeholder></text:p>
          </table:table-cell>
          <table:table-cell table:style-name="Tabla1.A2" office:value-type="string">
            <text:p text:style-name="GH-Table-Contents-Center"><text:placeholder text:placeholder-type="text">&lt;p15_6&gt;</text:placeholder></text:p>
          </table:table-cell>
          <table:table-cell table:style-name="Tabla1.A2" office:value-type="string">
            <text:p text:style-name="GH-Table-Contents-Center"><text:placeholder text:placeholder-type="text">&lt;p50_6&gt;</text:placeholder></text:p>
          </table:table-cell>
          <table:table-cell table:style-name="Tabla1.A2" office:value-type="string">
            <text:p text:style-name="GH-Table-Contents-Center"><text:placeholder text:placeholder-type="text">&lt;p85_6&gt;</text:placeholder></text:p>
          </table:table-cell>
          <table:table-cell table:style-name="Tabla1.A2" office:value-type="string">
            <text:p text:style-name="GH-Table-Contents-Center"><text:placeholder text:placeholder-type="text">&lt;p97_6&gt;</text:placeholder></text:p>
          </table:table-cell>
          <table:table-cell table:style-name="Tabla1.G2" office:value-type="string">
            <text:p text:style-name="GH-Table-Contents-Center"><text:placeholder text:placeholder-type="text">&lt;v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7</text:p>
          </table:table-cell>
          <table:table-cell table:style-name="Tabla1.A2" office:value-type="string">
            <text:p text:style-name="GH-Table-Contents-Center"><text:placeholder text:placeholder-type="text">&lt;p3_7&gt;</text:placeholder></text:p>
          </table:table-cell>
          <table:table-cell table:style-name="Tabla1.A2" office:value-type="string">
            <text:p text:style-name="GH-Table-Contents-Center"><text:placeholder text:placeholder-type="text">&lt;p15_7&gt;</text:placeholder></text:p>
          </table:table-cell>
          <table:table-cell table:style-name="Tabla1.A2" office:value-type="string">
            <text:p text:style-name="GH-Table-Contents-Center"><text:placeholder text:placeholder-type="text">&lt;p50_7&gt;</text:placeholder></text:p>
          </table:table-cell>
          <table:table-cell table:style-name="Tabla1.A2" office:value-type="string">
            <text:p text:style-name="GH-Table-Contents-Center"><text:placeholder text:placeholder-type="text">&lt;p85_7&gt;</text:placeholder></text:p>
          </table:table-cell>
          <table:table-cell table:style-name="Tabla1.A2" office:value-type="string">
            <text:p text:style-name="GH-Table-Contents-Center"><text:placeholder text:placeholder-type="text">&lt;p97_7&gt;</text:placeholder></text:p>
          </table:table-cell>
          <table:table-cell table:style-name="Tabla1.G2" office:value-type="string">
            <text:p text:style-name="GH-Table-Contents-Center"><text:placeholder text:placeholder-type="text">&lt;v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8</text:p>
          </table:table-cell>
          <table:table-cell table:style-name="Tabla1.A2" office:value-type="string">
            <text:p text:style-name="GH-Table-Contents-Center"><text:placeholder text:placeholder-type="text">&lt;p3_8&gt;</text:placeholder></text:p>
          </table:table-cell>
          <table:table-cell table:style-name="Tabla1.A2" office:value-type="string">
            <text:p text:style-name="GH-Table-Contents-Center"><text:placeholder text:placeholder-type="text">&lt;p15_8&gt;</text:placeholder></text:p>
          </table:table-cell>
          <table:table-cell table:style-name="Tabla1.A2" office:value-type="string">
            <text:p text:style-name="GH-Table-Contents-Center"><text:placeholder text:placeholder-type="text">&lt;p50_8&gt;</text:placeholder></text:p>
          </table:table-cell>
          <table:table-cell table:style-name="Tabla1.A2" office:value-type="string">
            <text:p text:style-name="GH-Table-Contents-Center"><text:placeholder text:placeholder-type="text">&lt;p85_8&gt;</text:placeholder></text:p>
          </table:table-cell>
          <table:table-cell table:style-name="Tabla1.A2" office:value-type="string">
            <text:p text:style-name="GH-Table-Contents-Center"><text:placeholder text:placeholder-type="text">&lt;p97_8&gt;</text:placeholder></text:p>
          </table:table-cell>
          <table:table-cell table:style-name="Tabla1.G2" office:value-type="string">
            <text:p text:style-name="GH-Table-Contents-Center"><text:placeholder text:placeholder-type="text">&lt;v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9</text:p>
          </table:table-cell>
          <table:table-cell table:style-name="Tabla1.A2" office:value-type="string">
            <text:p text:style-name="GH-Table-Contents-Center"><text:placeholder text:placeholder-type="text">&lt;p3_9&gt;</text:placeholder></text:p>
          </table:table-cell>
          <table:table-cell table:style-name="Tabla1.A2" office:value-type="string">
            <text:p text:style-name="GH-Table-Contents-Center"><text:placeholder text:placeholder-type="text">&lt;p15_9&gt;</text:placeholder></text:p>
          </table:table-cell>
          <table:table-cell table:style-name="Tabla1.A2" office:value-type="string">
            <text:p text:style-name="GH-Table-Contents-Center"><text:placeholder text:placeholder-type="text">&lt;p50_9&gt;</text:placeholder></text:p>
          </table:table-cell>
          <table:table-cell table:style-name="Tabla1.A2" office:value-type="string">
            <text:p text:style-name="GH-Table-Contents-Center"><text:placeholder text:placeholder-type="text">&lt;p85_9&gt;</text:placeholder></text:p>
          </table:table-cell>
          <table:table-cell table:style-name="Tabla1.A2" office:value-type="string">
            <text:p text:style-name="GH-Table-Contents-Center"><text:placeholder text:placeholder-type="text">&lt;p97_9&gt;</text:placeholder></text:p>
          </table:table-cell>
          <table:table-cell table:style-name="Tabla1.G2" office:value-type="string">
            <text:p text:style-name="GH-Table-Contents-Center"><text:placeholder text:placeholder-type="text">&lt;v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0</text:p>
          </table:table-cell>
          <table:table-cell table:style-name="Tabla1.A2" office:value-type="string">
            <text:p text:style-name="GH-Table-Contents-Center"><text:placeholder text:placeholder-type="text">&lt;p3_10&gt;</text:placeholder></text:p>
          </table:table-cell>
          <table:table-cell table:style-name="Tabla1.A2" office:value-type="string">
            <text:p text:style-name="GH-Table-Contents-Center"><text:placeholder text:placeholder-type="text">&lt;p15_10&gt;</text:placeholder></text:p>
          </table:table-cell>
          <table:table-cell table:style-name="Tabla1.A2" office:value-type="string">
            <text:p text:style-name="GH-Table-Contents-Center"><text:placeholder text:placeholder-type="text">&lt;p50_10&gt;</text:placeholder></text:p>
          </table:table-cell>
          <table:table-cell table:style-name="Tabla1.A2" office:value-type="string">
            <text:p text:style-name="GH-Table-Contents-Center"><text:placeholder text:placeholder-type="text">&lt;p85_10&gt;</text:placeholder></text:p>
          </table:table-cell>
          <table:table-cell table:style-name="Tabla1.A2" office:value-type="string">
            <text:p text:style-name="GH-Table-Contents-Center"><text:placeholder text:placeholder-type="text">&lt;p97_10&gt;</text:placeholder></text:p>
          </table:table-cell>
          <table:table-cell table:style-name="Tabla1.G2" office:value-type="string">
            <text:p text:style-name="GH-Table-Contents-Center"><text:placeholder text:placeholder-type="text">&lt;v1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1</text:p>
          </table:table-cell>
          <table:table-cell table:style-name="Tabla1.A2" office:value-type="string">
            <text:p text:style-name="GH-Table-Contents-Center"><text:placeholder text:placeholder-type="text">&lt;p3_11&gt;</text:placeholder></text:p>
          </table:table-cell>
          <table:table-cell table:style-name="Tabla1.A2" office:value-type="string">
            <text:p text:style-name="GH-Table-Contents-Center"><text:placeholder text:placeholder-type="text">&lt;p15_11&gt;</text:placeholder></text:p>
          </table:table-cell>
          <table:table-cell table:style-name="Tabla1.A2" office:value-type="string">
            <text:p text:style-name="GH-Table-Contents-Center"><text:placeholder text:placeholder-type="text">&lt;p50_11&gt;</text:placeholder></text:p>
          </table:table-cell>
          <table:table-cell table:style-name="Tabla1.A2" office:value-type="string">
            <text:p text:style-name="GH-Table-Contents-Center"><text:placeholder text:placeholder-type="text">&lt;p85_11&gt;</text:placeholder></text:p>
          </table:table-cell>
          <table:table-cell table:style-name="Tabla1.A2" office:value-type="string">
            <text:p text:style-name="GH-Table-Contents-Center"><text:placeholder text:placeholder-type="text">&lt;p97_11&gt;</text:placeholder></text:p>
          </table:table-cell>
          <table:table-cell table:style-name="Tabla1.G2" office:value-type="string">
            <text:p text:style-name="GH-Table-Contents-Center"><text:placeholder text:placeholder-type="text">&lt;v1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2</text:p>
          </table:table-cell>
          <table:table-cell table:style-name="Tabla1.A2" office:value-type="string">
            <text:p text:style-name="GH-Table-Contents-Center"><text:placeholder text:placeholder-type="text">&lt;p3_12&gt;</text:placeholder></text:p>
          </table:table-cell>
          <table:table-cell table:style-name="Tabla1.A2" office:value-type="string">
            <text:p text:style-name="GH-Table-Contents-Center"><text:placeholder text:placeholder-type="text">&lt;p15_12&gt;</text:placeholder></text:p>
          </table:table-cell>
          <table:table-cell table:style-name="Tabla1.A2" office:value-type="string">
            <text:p text:style-name="GH-Table-Contents-Center"><text:placeholder text:placeholder-type="text">&lt;p50_12&gt;</text:placeholder></text:p>
          </table:table-cell>
          <table:table-cell table:style-name="Tabla1.A2" office:value-type="string">
            <text:p text:style-name="GH-Table-Contents-Center"><text:placeholder text:placeholder-type="text">&lt;p85_12&gt;</text:placeholder></text:p>
          </table:table-cell>
          <table:table-cell table:style-name="Tabla1.A2" office:value-type="string">
            <text:p text:style-name="GH-Table-Contents-Center"><text:placeholder text:placeholder-type="text">&lt;p97_12&gt;</text:placeholder></text:p>
          </table:table-cell>
          <table:table-cell table:style-name="Tabla1.G2" office:value-type="string">
            <text:p text:style-name="GH-Table-Contents-Center"><text:placeholder text:placeholder-type="text">&lt;v1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3</text:p>
          </table:table-cell>
          <table:table-cell table:style-name="Tabla1.A2" office:value-type="string">
            <text:p text:style-name="GH-Table-Contents-Center"><text:placeholder text:placeholder-type="text">&lt;p3_13&gt;</text:placeholder></text:p>
          </table:table-cell>
          <table:table-cell table:style-name="Tabla1.A2" office:value-type="string">
            <text:p text:style-name="GH-Table-Contents-Center"><text:placeholder text:placeholder-type="text">&lt;p15_13&gt;</text:placeholder></text:p>
          </table:table-cell>
          <table:table-cell table:style-name="Tabla1.A2" office:value-type="string">
            <text:p text:style-name="GH-Table-Contents-Center"><text:placeholder text:placeholder-type="text">&lt;p50_13&gt;</text:placeholder></text:p>
          </table:table-cell>
          <table:table-cell table:style-name="Tabla1.A2" office:value-type="string">
            <text:p text:style-name="GH-Table-Contents-Center"><text:placeholder text:placeholder-type="text">&lt;p85_13&gt;</text:placeholder></text:p>
          </table:table-cell>
          <table:table-cell table:style-name="Tabla1.A2" office:value-type="string">
            <text:p text:style-name="GH-Table-Contents-Center"><text:placeholder text:placeholder-type="text">&lt;p97_13&gt;</text:placeholder></text:p>
          </table:table-cell>
          <table:table-cell table:style-name="Tabla1.G2" office:value-type="string">
            <text:p text:style-name="GH-Table-Contents-Center"><text:placeholder text:placeholder-type="text">&lt;v1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4</text:p>
          </table:table-cell>
          <table:table-cell table:style-name="Tabla1.A2" office:value-type="string">
            <text:p text:style-name="GH-Table-Contents-Center"><text:placeholder text:placeholder-type="text">&lt;p3_14&gt;</text:placeholder></text:p>
          </table:table-cell>
          <table:table-cell table:style-name="Tabla1.A2" office:value-type="string">
            <text:p text:style-name="GH-Table-Contents-Center"><text:placeholder text:placeholder-type="text">&lt;p15_14&gt;</text:placeholder></text:p>
          </table:table-cell>
          <table:table-cell table:style-name="Tabla1.A2" office:value-type="string">
            <text:p text:style-name="GH-Table-Contents-Center"><text:placeholder text:placeholder-type="text">&lt;p50_14&gt;</text:placeholder></text:p>
          </table:table-cell>
          <table:table-cell table:style-name="Tabla1.A2" office:value-type="string">
            <text:p text:style-name="GH-Table-Contents-Center"><text:placeholder text:placeholder-type="text">&lt;p85_14&gt;</text:placeholder></text:p>
          </table:table-cell>
          <table:table-cell table:style-name="Tabla1.A2" office:value-type="string">
            <text:p text:style-name="GH-Table-Contents-Center"><text:placeholder text:placeholder-type="text">&lt;p97_14&gt;</text:placeholder></text:p>
          </table:table-cell>
          <table:table-cell table:style-name="Tabla1.G2" office:value-type="string">
            <text:p text:style-name="GH-Table-Contents-Center"><text:placeholder text:placeholder-type="text">&lt;v1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5</text:p>
          </table:table-cell>
          <table:table-cell table:style-name="Tabla1.A2" office:value-type="string">
            <text:p text:style-name="GH-Table-Contents-Center"><text:placeholder text:placeholder-type="text">&lt;p3_15&gt;</text:placeholder></text:p>
          </table:table-cell>
          <table:table-cell table:style-name="Tabla1.A2" office:value-type="string">
            <text:p text:style-name="GH-Table-Contents-Center"><text:placeholder text:placeholder-type="text">&lt;p15_15&gt;</text:placeholder></text:p>
          </table:table-cell>
          <table:table-cell table:style-name="Tabla1.A2" office:value-type="string">
            <text:p text:style-name="GH-Table-Contents-Center"><text:placeholder text:placeholder-type="text">&lt;p50_15&gt;</text:placeholder></text:p>
          </table:table-cell>
          <table:table-cell table:style-name="Tabla1.A2" office:value-type="string">
            <text:p text:style-name="GH-Table-Contents-Center"><text:placeholder text:placeholder-type="text">&lt;p85_15&gt;</text:placeholder></text:p>
          </table:table-cell>
          <table:table-cell table:style-name="Tabla1.A2" office:value-type="string">
            <text:p text:style-name="GH-Table-Contents-Center"><text:placeholder text:placeholder-type="text">&lt;p97_15&gt;</text:placeholder></text:p>
          </table:table-cell>
          <table:table-cell table:style-name="Tabla1.G2" office:value-type="string">
            <text:p text:style-name="GH-Table-Contents-Center"><text:placeholder text:placeholder-type="text">&lt;v1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6</text:p>
          </table:table-cell>
          <table:table-cell table:style-name="Tabla1.A2" office:value-type="string">
            <text:p text:style-name="GH-Table-Contents-Center"><text:placeholder text:placeholder-type="text">&lt;p3_16&gt;</text:placeholder></text:p>
          </table:table-cell>
          <table:table-cell table:style-name="Tabla1.A2" office:value-type="string">
            <text:p text:style-name="GH-Table-Contents-Center"><text:placeholder text:placeholder-type="text">&lt;p15_16&gt;</text:placeholder></text:p>
          </table:table-cell>
          <table:table-cell table:style-name="Tabla1.A2" office:value-type="string">
            <text:p text:style-name="GH-Table-Contents-Center"><text:placeholder text:placeholder-type="text">&lt;p50_16&gt;</text:placeholder></text:p>
          </table:table-cell>
          <table:table-cell table:style-name="Tabla1.A2" office:value-type="string">
            <text:p text:style-name="GH-Table-Contents-Center"><text:placeholder text:placeholder-type="text">&lt;p85_16&gt;</text:placeholder></text:p>
          </table:table-cell>
          <table:table-cell table:style-name="Tabla1.A2" office:value-type="string">
            <text:p text:style-name="GH-Table-Contents-Center"><text:placeholder text:placeholder-type="text">&lt;p97_16&gt;</text:placeholder></text:p>
          </table:table-cell>
          <table:table-cell table:style-name="Tabla1.G2" office:value-type="string">
            <text:p text:style-name="GH-Table-Contents-Center"><text:placeholder text:placeholder-type="text">&lt;v1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7</text:p>
          </table:table-cell>
          <table:table-cell table:style-name="Tabla1.A2" office:value-type="string">
            <text:p text:style-name="GH-Table-Contents-Center"><text:placeholder text:placeholder-type="text">&lt;p3_17&gt;</text:placeholder></text:p>
          </table:table-cell>
          <table:table-cell table:style-name="Tabla1.A2" office:value-type="string">
            <text:p text:style-name="GH-Table-Contents-Center"><text:placeholder text:placeholder-type="text">&lt;p15_17&gt;</text:placeholder></text:p>
          </table:table-cell>
          <table:table-cell table:style-name="Tabla1.A2" office:value-type="string">
            <text:p text:style-name="GH-Table-Contents-Center"><text:placeholder text:placeholder-type="text">&lt;p50_17&gt;</text:placeholder></text:p>
          </table:table-cell>
          <table:table-cell table:style-name="Tabla1.A2" office:value-type="string">
            <text:p text:style-name="GH-Table-Contents-Center"><text:placeholder text:placeholder-type="text">&lt;p85_17&gt;</text:placeholder></text:p>
          </table:table-cell>
          <table:table-cell table:style-name="Tabla1.A2" office:value-type="string">
            <text:p text:style-name="GH-Table-Contents-Center"><text:placeholder text:placeholder-type="text">&lt;p97_17&gt;</text:placeholder></text:p>
          </table:table-cell>
          <table:table-cell table:style-name="Tabla1.G2" office:value-type="string">
            <text:p text:style-name="GH-Table-Contents-Center"><text:placeholder text:placeholder-type="text">&lt;v1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8</text:p>
          </table:table-cell>
          <table:table-cell table:style-name="Tabla1.A2" office:value-type="string">
            <text:p text:style-name="GH-Table-Contents-Center"><text:placeholder text:placeholder-type="text">&lt;p3_18&gt;</text:placeholder></text:p>
          </table:table-cell>
          <table:table-cell table:style-name="Tabla1.A2" office:value-type="string">
            <text:p text:style-name="GH-Table-Contents-Center"><text:placeholder text:placeholder-type="text">&lt;p15_18&gt;</text:placeholder></text:p>
          </table:table-cell>
          <table:table-cell table:style-name="Tabla1.A2" office:value-type="string">
            <text:p text:style-name="GH-Table-Contents-Center"><text:placeholder text:placeholder-type="text">&lt;p50_18&gt;</text:placeholder></text:p>
          </table:table-cell>
          <table:table-cell table:style-name="Tabla1.A2" office:value-type="string">
            <text:p text:style-name="GH-Table-Contents-Center"><text:placeholder text:placeholder-type="text">&lt;p85_18&gt;</text:placeholder></text:p>
          </table:table-cell>
          <table:table-cell table:style-name="Tabla1.A2" office:value-type="string">
            <text:p text:style-name="GH-Table-Contents-Center"><text:placeholder text:placeholder-type="text">&lt;p97_18&gt;</text:placeholder></text:p>
          </table:table-cell>
          <table:table-cell table:style-name="Tabla1.G2" office:value-type="string">
            <text:p text:style-name="GH-Table-Contents-Center"><text:placeholder text:placeholder-type="text">&lt;v1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19</text:p>
          </table:table-cell>
          <table:table-cell table:style-name="Tabla1.A2" office:value-type="string">
            <text:p text:style-name="GH-Table-Contents-Center"><text:placeholder text:placeholder-type="text">&lt;p3_19&gt;</text:placeholder></text:p>
          </table:table-cell>
          <table:table-cell table:style-name="Tabla1.A2" office:value-type="string">
            <text:p text:style-name="GH-Table-Contents-Center"><text:placeholder text:placeholder-type="text">&lt;p15_19&gt;</text:placeholder></text:p>
          </table:table-cell>
          <table:table-cell table:style-name="Tabla1.A2" office:value-type="string">
            <text:p text:style-name="GH-Table-Contents-Center"><text:placeholder text:placeholder-type="text">&lt;p50_19&gt;</text:placeholder></text:p>
          </table:table-cell>
          <table:table-cell table:style-name="Tabla1.A2" office:value-type="string">
            <text:p text:style-name="GH-Table-Contents-Center"><text:placeholder text:placeholder-type="text">&lt;p85_19&gt;</text:placeholder></text:p>
          </table:table-cell>
          <table:table-cell table:style-name="Tabla1.A2" office:value-type="string">
            <text:p text:style-name="GH-Table-Contents-Center"><text:placeholder text:placeholder-type="text">&lt;p97_19&gt;</text:placeholder></text:p>
          </table:table-cell>
          <table:table-cell table:style-name="Tabla1.G2" office:value-type="string">
            <text:p text:style-name="GH-Table-Contents-Center"><text:placeholder text:placeholder-type="text">&lt;v1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0</text:p>
          </table:table-cell>
          <table:table-cell table:style-name="Tabla1.A2" office:value-type="string">
            <text:p text:style-name="GH-Table-Contents-Center"><text:placeholder text:placeholder-type="text">&lt;p3_20&gt;</text:placeholder></text:p>
          </table:table-cell>
          <table:table-cell table:style-name="Tabla1.A2" office:value-type="string">
            <text:p text:style-name="GH-Table-Contents-Center"><text:placeholder text:placeholder-type="text">&lt;p15_20&gt;</text:placeholder></text:p>
          </table:table-cell>
          <table:table-cell table:style-name="Tabla1.A2" office:value-type="string">
            <text:p text:style-name="GH-Table-Contents-Center"><text:placeholder text:placeholder-type="text">&lt;p50_20&gt;</text:placeholder></text:p>
          </table:table-cell>
          <table:table-cell table:style-name="Tabla1.A2" office:value-type="string">
            <text:p text:style-name="GH-Table-Contents-Center"><text:placeholder text:placeholder-type="text">&lt;p85_20&gt;</text:placeholder></text:p>
          </table:table-cell>
          <table:table-cell table:style-name="Tabla1.A2" office:value-type="string">
            <text:p text:style-name="GH-Table-Contents-Center"><text:placeholder text:placeholder-type="text">&lt;p97_20&gt;</text:placeholder></text:p>
          </table:table-cell>
          <table:table-cell table:style-name="Tabla1.G2" office:value-type="string">
            <text:p text:style-name="GH-Table-Contents-Center"><text:placeholder text:placeholder-type="text">&lt;v2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1</text:p>
          </table:table-cell>
          <table:table-cell table:style-name="Tabla1.A2" office:value-type="string">
            <text:p text:style-name="GH-Table-Contents-Center"><text:placeholder text:placeholder-type="text">&lt;p3_21&gt;</text:placeholder></text:p>
          </table:table-cell>
          <table:table-cell table:style-name="Tabla1.A2" office:value-type="string">
            <text:p text:style-name="GH-Table-Contents-Center"><text:placeholder text:placeholder-type="text">&lt;p15_21&gt;</text:placeholder></text:p>
          </table:table-cell>
          <table:table-cell table:style-name="Tabla1.A2" office:value-type="string">
            <text:p text:style-name="GH-Table-Contents-Center"><text:placeholder text:placeholder-type="text">&lt;p50_21&gt;</text:placeholder></text:p>
          </table:table-cell>
          <table:table-cell table:style-name="Tabla1.A2" office:value-type="string">
            <text:p text:style-name="GH-Table-Contents-Center"><text:placeholder text:placeholder-type="text">&lt;p85_21&gt;</text:placeholder></text:p>
          </table:table-cell>
          <table:table-cell table:style-name="Tabla1.A2" office:value-type="string">
            <text:p text:style-name="GH-Table-Contents-Center"><text:placeholder text:placeholder-type="text">&lt;p97_21&gt;</text:placeholder></text:p>
          </table:table-cell>
          <table:table-cell table:style-name="Tabla1.G2" office:value-type="string">
            <text:p text:style-name="GH-Table-Contents-Center"><text:placeholder text:placeholder-type="text">&lt;v2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2</text:p>
          </table:table-cell>
          <table:table-cell table:style-name="Tabla1.A2" office:value-type="string">
            <text:p text:style-name="GH-Table-Contents-Center"><text:placeholder text:placeholder-type="text">&lt;p3_22&gt;</text:placeholder></text:p>
          </table:table-cell>
          <table:table-cell table:style-name="Tabla1.A2" office:value-type="string">
            <text:p text:style-name="GH-Table-Contents-Center"><text:placeholder text:placeholder-type="text">&lt;p15_22&gt;</text:placeholder></text:p>
          </table:table-cell>
          <table:table-cell table:style-name="Tabla1.A2" office:value-type="string">
            <text:p text:style-name="GH-Table-Contents-Center"><text:placeholder text:placeholder-type="text">&lt;p50_22&gt;</text:placeholder></text:p>
          </table:table-cell>
          <table:table-cell table:style-name="Tabla1.A2" office:value-type="string">
            <text:p text:style-name="GH-Table-Contents-Center"><text:placeholder text:placeholder-type="text">&lt;p85_22&gt;</text:placeholder></text:p>
          </table:table-cell>
          <table:table-cell table:style-name="Tabla1.A2" office:value-type="string">
            <text:p text:style-name="GH-Table-Contents-Center"><text:placeholder text:placeholder-type="text">&lt;p97_22&gt;</text:placeholder></text:p>
          </table:table-cell>
          <table:table-cell table:style-name="Tabla1.G2" office:value-type="string">
            <text:p text:style-name="GH-Table-Contents-Center"><text:placeholder text:placeholder-type="text">&lt;v2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3</text:p>
          </table:table-cell>
          <table:table-cell table:style-name="Tabla1.A2" office:value-type="string">
            <text:p text:style-name="GH-Table-Contents-Center"><text:placeholder text:placeholder-type="text">&lt;p3_23&gt;</text:placeholder></text:p>
          </table:table-cell>
          <table:table-cell table:style-name="Tabla1.A2" office:value-type="string">
            <text:p text:style-name="GH-Table-Contents-Center"><text:placeholder text:placeholder-type="text">&lt;p15_23&gt;</text:placeholder></text:p>
          </table:table-cell>
          <table:table-cell table:style-name="Tabla1.A2" office:value-type="string">
            <text:p text:style-name="GH-Table-Contents-Center"><text:placeholder text:placeholder-type="text">&lt;p50_23&gt;</text:placeholder></text:p>
          </table:table-cell>
          <table:table-cell table:style-name="Tabla1.A2" office:value-type="string">
            <text:p text:style-name="GH-Table-Contents-Center"><text:placeholder text:placeholder-type="text">&lt;p85_23&gt;</text:placeholder></text:p>
          </table:table-cell>
          <table:table-cell table:style-name="Tabla1.A2" office:value-type="string">
            <text:p text:style-name="GH-Table-Contents-Center"><text:placeholder text:placeholder-type="text">&lt;p97_23&gt;</text:placeholder></text:p>
          </table:table-cell>
          <table:table-cell table:style-name="Tabla1.G2" office:value-type="string">
            <text:p text:style-name="GH-Table-Contents-Center"><text:placeholder text:placeholder-type="text">&lt;v2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4</text:p>
          </table:table-cell>
          <table:table-cell table:style-name="Tabla1.A2" office:value-type="string">
            <text:p text:style-name="GH-Table-Contents-Center"><text:placeholder text:placeholder-type="text">&lt;p3_24&gt;</text:placeholder></text:p>
          </table:table-cell>
          <table:table-cell table:style-name="Tabla1.A2" office:value-type="string">
            <text:p text:style-name="GH-Table-Contents-Center"><text:placeholder text:placeholder-type="text">&lt;p15_24&gt;</text:placeholder></text:p>
          </table:table-cell>
          <table:table-cell table:style-name="Tabla1.A2" office:value-type="string">
            <text:p text:style-name="GH-Table-Contents-Center"><text:placeholder text:placeholder-type="text">&lt;p50_24&gt;</text:placeholder></text:p>
          </table:table-cell>
          <table:table-cell table:style-name="Tabla1.A2" office:value-type="string">
            <text:p text:style-name="GH-Table-Contents-Center"><text:placeholder text:placeholder-type="text">&lt;p85_24&gt;</text:placeholder></text:p>
          </table:table-cell>
          <table:table-cell table:style-name="Tabla1.A2" office:value-type="string">
            <text:p text:style-name="GH-Table-Contents-Center"><text:placeholder text:placeholder-type="text">&lt;p97_24&gt;</text:placeholder></text:p>
          </table:table-cell>
          <table:table-cell table:style-name="Tabla1.G2" office:value-type="string">
            <text:p text:style-name="GH-Table-Contents-Center"><text:placeholder text:placeholder-type="text">&lt;v2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5</text:p>
          </table:table-cell>
          <table:table-cell table:style-name="Tabla1.A2" office:value-type="string">
            <text:p text:style-name="GH-Table-Contents-Center"><text:placeholder text:placeholder-type="text">&lt;p3_25&gt;</text:placeholder></text:p>
          </table:table-cell>
          <table:table-cell table:style-name="Tabla1.A2" office:value-type="string">
            <text:p text:style-name="GH-Table-Contents-Center"><text:placeholder text:placeholder-type="text">&lt;p15_25&gt;</text:placeholder></text:p>
          </table:table-cell>
          <table:table-cell table:style-name="Tabla1.A2" office:value-type="string">
            <text:p text:style-name="GH-Table-Contents-Center"><text:placeholder text:placeholder-type="text">&lt;p50_25&gt;</text:placeholder></text:p>
          </table:table-cell>
          <table:table-cell table:style-name="Tabla1.A2" office:value-type="string">
            <text:p text:style-name="GH-Table-Contents-Center"><text:placeholder text:placeholder-type="text">&lt;p85_25&gt;</text:placeholder></text:p>
          </table:table-cell>
          <table:table-cell table:style-name="Tabla1.A2" office:value-type="string">
            <text:p text:style-name="GH-Table-Contents-Center"><text:placeholder text:placeholder-type="text">&lt;p97_25&gt;</text:placeholder></text:p>
          </table:table-cell>
          <table:table-cell table:style-name="Tabla1.G2" office:value-type="string">
            <text:p text:style-name="GH-Table-Contents-Center"><text:placeholder text:placeholder-type="text">&lt;v2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6</text:p>
          </table:table-cell>
          <table:table-cell table:style-name="Tabla1.A2" office:value-type="string">
            <text:p text:style-name="GH-Table-Contents-Center"><text:placeholder text:placeholder-type="text">&lt;p3_26&gt;</text:placeholder></text:p>
          </table:table-cell>
          <table:table-cell table:style-name="Tabla1.A2" office:value-type="string">
            <text:p text:style-name="GH-Table-Contents-Center"><text:placeholder text:placeholder-type="text">&lt;p15_26&gt;</text:placeholder></text:p>
          </table:table-cell>
          <table:table-cell table:style-name="Tabla1.A2" office:value-type="string">
            <text:p text:style-name="GH-Table-Contents-Center"><text:placeholder text:placeholder-type="text">&lt;p50_26&gt;</text:placeholder></text:p>
          </table:table-cell>
          <table:table-cell table:style-name="Tabla1.A2" office:value-type="string">
            <text:p text:style-name="GH-Table-Contents-Center"><text:placeholder text:placeholder-type="text">&lt;p85_26&gt;</text:placeholder></text:p>
          </table:table-cell>
          <table:table-cell table:style-name="Tabla1.A2" office:value-type="string">
            <text:p text:style-name="GH-Table-Contents-Center"><text:placeholder text:placeholder-type="text">&lt;p97_26&gt;</text:placeholder></text:p>
          </table:table-cell>
          <table:table-cell table:style-name="Tabla1.G2" office:value-type="string">
            <text:p text:style-name="GH-Table-Contents-Center"><text:placeholder text:placeholder-type="text">&lt;v2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7</text:p>
          </table:table-cell>
          <table:table-cell table:style-name="Tabla1.A2" office:value-type="string">
            <text:p text:style-name="GH-Table-Contents-Center"><text:placeholder text:placeholder-type="text">&lt;p3_27&gt;</text:placeholder></text:p>
          </table:table-cell>
          <table:table-cell table:style-name="Tabla1.A2" office:value-type="string">
            <text:p text:style-name="GH-Table-Contents-Center"><text:placeholder text:placeholder-type="text">&lt;p15_27&gt;</text:placeholder></text:p>
          </table:table-cell>
          <table:table-cell table:style-name="Tabla1.A2" office:value-type="string">
            <text:p text:style-name="GH-Table-Contents-Center"><text:placeholder text:placeholder-type="text">&lt;p50_27&gt;</text:placeholder></text:p>
          </table:table-cell>
          <table:table-cell table:style-name="Tabla1.A2" office:value-type="string">
            <text:p text:style-name="GH-Table-Contents-Center"><text:placeholder text:placeholder-type="text">&lt;p85_27&gt;</text:placeholder></text:p>
          </table:table-cell>
          <table:table-cell table:style-name="Tabla1.A2" office:value-type="string">
            <text:p text:style-name="GH-Table-Contents-Center"><text:placeholder text:placeholder-type="text">&lt;p97_27&gt;</text:placeholder></text:p>
          </table:table-cell>
          <table:table-cell table:style-name="Tabla1.G2" office:value-type="string">
            <text:p text:style-name="GH-Table-Contents-Center"><text:placeholder text:placeholder-type="text">&lt;v2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8</text:p>
          </table:table-cell>
          <table:table-cell table:style-name="Tabla1.A2" office:value-type="string">
            <text:p text:style-name="GH-Table-Contents-Center"><text:placeholder text:placeholder-type="text">&lt;p3_28&gt;</text:placeholder></text:p>
          </table:table-cell>
          <table:table-cell table:style-name="Tabla1.A2" office:value-type="string">
            <text:p text:style-name="GH-Table-Contents-Center"><text:placeholder text:placeholder-type="text">&lt;p15_28&gt;</text:placeholder></text:p>
          </table:table-cell>
          <table:table-cell table:style-name="Tabla1.A2" office:value-type="string">
            <text:p text:style-name="GH-Table-Contents-Center"><text:placeholder text:placeholder-type="text">&lt;p50_28&gt;</text:placeholder></text:p>
          </table:table-cell>
          <table:table-cell table:style-name="Tabla1.A2" office:value-type="string">
            <text:p text:style-name="GH-Table-Contents-Center"><text:placeholder text:placeholder-type="text">&lt;p85_28&gt;</text:placeholder></text:p>
          </table:table-cell>
          <table:table-cell table:style-name="Tabla1.A2" office:value-type="string">
            <text:p text:style-name="GH-Table-Contents-Center"><text:placeholder text:placeholder-type="text">&lt;p97_28&gt;</text:placeholder></text:p>
          </table:table-cell>
          <table:table-cell table:style-name="Tabla1.G2" office:value-type="string">
            <text:p text:style-name="GH-Table-Contents-Center"><text:placeholder text:placeholder-type="text">&lt;v2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29</text:p>
          </table:table-cell>
          <table:table-cell table:style-name="Tabla1.A2" office:value-type="string">
            <text:p text:style-name="GH-Table-Contents-Center"><text:placeholder text:placeholder-type="text">&lt;p3_29&gt;</text:placeholder></text:p>
          </table:table-cell>
          <table:table-cell table:style-name="Tabla1.A2" office:value-type="string">
            <text:p text:style-name="GH-Table-Contents-Center"><text:placeholder text:placeholder-type="text">&lt;p15_29&gt;</text:placeholder></text:p>
          </table:table-cell>
          <table:table-cell table:style-name="Tabla1.A2" office:value-type="string">
            <text:p text:style-name="GH-Table-Contents-Center"><text:placeholder text:placeholder-type="text">&lt;p50_29&gt;</text:placeholder></text:p>
          </table:table-cell>
          <table:table-cell table:style-name="Tabla1.A2" office:value-type="string">
            <text:p text:style-name="GH-Table-Contents-Center"><text:placeholder text:placeholder-type="text">&lt;p85_29&gt;</text:placeholder></text:p>
          </table:table-cell>
          <table:table-cell table:style-name="Tabla1.A2" office:value-type="string">
            <text:p text:style-name="GH-Table-Contents-Center"><text:placeholder text:placeholder-type="text">&lt;p97_29&gt;</text:placeholder></text:p>
          </table:table-cell>
          <table:table-cell table:style-name="Tabla1.G2" office:value-type="string">
            <text:p text:style-name="GH-Table-Contents-Center"><text:placeholder text:placeholder-type="text">&lt;v2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0</text:p>
          </table:table-cell>
          <table:table-cell table:style-name="Tabla1.A2" office:value-type="string">
            <text:p text:style-name="GH-Table-Contents-Center"><text:placeholder text:placeholder-type="text">&lt;p3_30&gt;</text:placeholder></text:p>
          </table:table-cell>
          <table:table-cell table:style-name="Tabla1.A2" office:value-type="string">
            <text:p text:style-name="GH-Table-Contents-Center"><text:placeholder text:placeholder-type="text">&lt;p15_30&gt;</text:placeholder></text:p>
          </table:table-cell>
          <table:table-cell table:style-name="Tabla1.A2" office:value-type="string">
            <text:p text:style-name="GH-Table-Contents-Center"><text:placeholder text:placeholder-type="text">&lt;p50_30&gt;</text:placeholder></text:p>
          </table:table-cell>
          <table:table-cell table:style-name="Tabla1.A2" office:value-type="string">
            <text:p text:style-name="GH-Table-Contents-Center"><text:placeholder text:placeholder-type="text">&lt;p85_30&gt;</text:placeholder></text:p>
          </table:table-cell>
          <table:table-cell table:style-name="Tabla1.A2" office:value-type="string">
            <text:p text:style-name="GH-Table-Contents-Center"><text:placeholder text:placeholder-type="text">&lt;p97_30&gt;</text:placeholder></text:p>
          </table:table-cell>
          <table:table-cell table:style-name="Tabla1.G2" office:value-type="string">
            <text:p text:style-name="GH-Table-Contents-Center"><text:placeholder text:placeholder-type="text">&lt;v3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1</text:p>
          </table:table-cell>
          <table:table-cell table:style-name="Tabla1.A2" office:value-type="string">
            <text:p text:style-name="GH-Table-Contents-Center"><text:placeholder text:placeholder-type="text">&lt;p3_31&gt;</text:placeholder></text:p>
          </table:table-cell>
          <table:table-cell table:style-name="Tabla1.A2" office:value-type="string">
            <text:p text:style-name="GH-Table-Contents-Center"><text:placeholder text:placeholder-type="text">&lt;p15_31&gt;</text:placeholder></text:p>
          </table:table-cell>
          <table:table-cell table:style-name="Tabla1.A2" office:value-type="string">
            <text:p text:style-name="GH-Table-Contents-Center"><text:placeholder text:placeholder-type="text">&lt;p50_31&gt;</text:placeholder></text:p>
          </table:table-cell>
          <table:table-cell table:style-name="Tabla1.A2" office:value-type="string">
            <text:p text:style-name="GH-Table-Contents-Center"><text:placeholder text:placeholder-type="text">&lt;p85_31&gt;</text:placeholder></text:p>
          </table:table-cell>
          <table:table-cell table:style-name="Tabla1.A2" office:value-type="string">
            <text:p text:style-name="GH-Table-Contents-Center"><text:placeholder text:placeholder-type="text">&lt;p97_31&gt;</text:placeholder></text:p>
          </table:table-cell>
          <table:table-cell table:style-name="Tabla1.G2" office:value-type="string">
            <text:p text:style-name="GH-Table-Contents-Center"><text:placeholder text:placeholder-type="text">&lt;v3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2</text:p>
          </table:table-cell>
          <table:table-cell table:style-name="Tabla1.A2" office:value-type="string">
            <text:p text:style-name="GH-Table-Contents-Center"><text:placeholder text:placeholder-type="text">&lt;p3_32&gt;</text:placeholder></text:p>
          </table:table-cell>
          <table:table-cell table:style-name="Tabla1.A2" office:value-type="string">
            <text:p text:style-name="GH-Table-Contents-Center"><text:placeholder text:placeholder-type="text">&lt;p15_32&gt;</text:placeholder></text:p>
          </table:table-cell>
          <table:table-cell table:style-name="Tabla1.A2" office:value-type="string">
            <text:p text:style-name="GH-Table-Contents-Center"><text:placeholder text:placeholder-type="text">&lt;p50_32&gt;</text:placeholder></text:p>
          </table:table-cell>
          <table:table-cell table:style-name="Tabla1.A2" office:value-type="string">
            <text:p text:style-name="GH-Table-Contents-Center"><text:placeholder text:placeholder-type="text">&lt;p85_32&gt;</text:placeholder></text:p>
          </table:table-cell>
          <table:table-cell table:style-name="Tabla1.A2" office:value-type="string">
            <text:p text:style-name="GH-Table-Contents-Center"><text:placeholder text:placeholder-type="text">&lt;p97_32&gt;</text:placeholder></text:p>
          </table:table-cell>
          <table:table-cell table:style-name="Tabla1.G2" office:value-type="string">
            <text:p text:style-name="GH-Table-Contents-Center"><text:placeholder text:placeholder-type="text">&lt;v3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3</text:p>
          </table:table-cell>
          <table:table-cell table:style-name="Tabla1.A2" office:value-type="string">
            <text:p text:style-name="GH-Table-Contents-Center"><text:placeholder text:placeholder-type="text">&lt;p3_33&gt;</text:placeholder></text:p>
          </table:table-cell>
          <table:table-cell table:style-name="Tabla1.A2" office:value-type="string">
            <text:p text:style-name="GH-Table-Contents-Center"><text:placeholder text:placeholder-type="text">&lt;p15_33&gt;</text:placeholder></text:p>
          </table:table-cell>
          <table:table-cell table:style-name="Tabla1.A2" office:value-type="string">
            <text:p text:style-name="GH-Table-Contents-Center"><text:placeholder text:placeholder-type="text">&lt;p50_33&gt;</text:placeholder></text:p>
          </table:table-cell>
          <table:table-cell table:style-name="Tabla1.A2" office:value-type="string">
            <text:p text:style-name="GH-Table-Contents-Center"><text:placeholder text:placeholder-type="text">&lt;p85_33&gt;</text:placeholder></text:p>
          </table:table-cell>
          <table:table-cell table:style-name="Tabla1.A2" office:value-type="string">
            <text:p text:style-name="GH-Table-Contents-Center"><text:placeholder text:placeholder-type="text">&lt;p97_33&gt;</text:placeholder></text:p>
          </table:table-cell>
          <table:table-cell table:style-name="Tabla1.G2" office:value-type="string">
            <text:p text:style-name="GH-Table-Contents-Center"><text:placeholder text:placeholder-type="text">&lt;v3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4</text:p>
          </table:table-cell>
          <table:table-cell table:style-name="Tabla1.A2" office:value-type="string">
            <text:p text:style-name="GH-Table-Contents-Center"><text:placeholder text:placeholder-type="text">&lt;p3_34&gt;</text:placeholder></text:p>
          </table:table-cell>
          <table:table-cell table:style-name="Tabla1.A2" office:value-type="string">
            <text:p text:style-name="GH-Table-Contents-Center"><text:placeholder text:placeholder-type="text">&lt;p15_34&gt;</text:placeholder></text:p>
          </table:table-cell>
          <table:table-cell table:style-name="Tabla1.A2" office:value-type="string">
            <text:p text:style-name="GH-Table-Contents-Center"><text:placeholder text:placeholder-type="text">&lt;p50_34&gt;</text:placeholder></text:p>
          </table:table-cell>
          <table:table-cell table:style-name="Tabla1.A2" office:value-type="string">
            <text:p text:style-name="GH-Table-Contents-Center"><text:placeholder text:placeholder-type="text">&lt;p85_34&gt;</text:placeholder></text:p>
          </table:table-cell>
          <table:table-cell table:style-name="Tabla1.A2" office:value-type="string">
            <text:p text:style-name="GH-Table-Contents-Center"><text:placeholder text:placeholder-type="text">&lt;p97_34&gt;</text:placeholder></text:p>
          </table:table-cell>
          <table:table-cell table:style-name="Tabla1.G2" office:value-type="string">
            <text:p text:style-name="GH-Table-Contents-Center"><text:placeholder text:placeholder-type="text">&lt;v3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5</text:p>
          </table:table-cell>
          <table:table-cell table:style-name="Tabla1.A2" office:value-type="string">
            <text:p text:style-name="GH-Table-Contents-Center"><text:placeholder text:placeholder-type="text">&lt;p3_35&gt;</text:placeholder></text:p>
          </table:table-cell>
          <table:table-cell table:style-name="Tabla1.A2" office:value-type="string">
            <text:p text:style-name="GH-Table-Contents-Center"><text:placeholder text:placeholder-type="text">&lt;p15_35&gt;</text:placeholder></text:p>
          </table:table-cell>
          <table:table-cell table:style-name="Tabla1.A2" office:value-type="string">
            <text:p text:style-name="GH-Table-Contents-Center"><text:placeholder text:placeholder-type="text">&lt;p50_35&gt;</text:placeholder></text:p>
          </table:table-cell>
          <table:table-cell table:style-name="Tabla1.A2" office:value-type="string">
            <text:p text:style-name="GH-Table-Contents-Center"><text:placeholder text:placeholder-type="text">&lt;p85_35&gt;</text:placeholder></text:p>
          </table:table-cell>
          <table:table-cell table:style-name="Tabla1.A2" office:value-type="string">
            <text:p text:style-name="GH-Table-Contents-Center"><text:placeholder text:placeholder-type="text">&lt;p97_35&gt;</text:placeholder></text:p>
          </table:table-cell>
          <table:table-cell table:style-name="Tabla1.G2" office:value-type="string">
            <text:p text:style-name="GH-Table-Contents-Center"><text:placeholder text:placeholder-type="text">&lt;v3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6</text:p>
          </table:table-cell>
          <table:table-cell table:style-name="Tabla1.A2" office:value-type="string">
            <text:p text:style-name="GH-Table-Contents-Center"><text:placeholder text:placeholder-type="text">&lt;p3_36&gt;</text:placeholder></text:p>
          </table:table-cell>
          <table:table-cell table:style-name="Tabla1.A2" office:value-type="string">
            <text:p text:style-name="GH-Table-Contents-Center"><text:placeholder text:placeholder-type="text">&lt;p15_36&gt;</text:placeholder></text:p>
          </table:table-cell>
          <table:table-cell table:style-name="Tabla1.A2" office:value-type="string">
            <text:p text:style-name="GH-Table-Contents-Center"><text:placeholder text:placeholder-type="text">&lt;p50_36&gt;</text:placeholder></text:p>
          </table:table-cell>
          <table:table-cell table:style-name="Tabla1.A2" office:value-type="string">
            <text:p text:style-name="GH-Table-Contents-Center"><text:placeholder text:placeholder-type="text">&lt;p85_36&gt;</text:placeholder></text:p>
          </table:table-cell>
          <table:table-cell table:style-name="Tabla1.A2" office:value-type="string">
            <text:p text:style-name="GH-Table-Contents-Center"><text:placeholder text:placeholder-type="text">&lt;p97_36&gt;</text:placeholder></text:p>
          </table:table-cell>
          <table:table-cell table:style-name="Tabla1.G2" office:value-type="string">
            <text:p text:style-name="GH-Table-Contents-Center"><text:placeholder text:placeholder-type="text">&lt;v3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7</text:p>
          </table:table-cell>
          <table:table-cell table:style-name="Tabla1.A2" office:value-type="string">
            <text:p text:style-name="GH-Table-Contents-Center"><text:placeholder text:placeholder-type="text">&lt;p3_37&gt;</text:placeholder></text:p>
          </table:table-cell>
          <table:table-cell table:style-name="Tabla1.A2" office:value-type="string">
            <text:p text:style-name="GH-Table-Contents-Center"><text:placeholder text:placeholder-type="text">&lt;p15_37&gt;</text:placeholder></text:p>
          </table:table-cell>
          <table:table-cell table:style-name="Tabla1.A2" office:value-type="string">
            <text:p text:style-name="GH-Table-Contents-Center"><text:placeholder text:placeholder-type="text">&lt;p50_37&gt;</text:placeholder></text:p>
          </table:table-cell>
          <table:table-cell table:style-name="Tabla1.A2" office:value-type="string">
            <text:p text:style-name="GH-Table-Contents-Center"><text:placeholder text:placeholder-type="text">&lt;p85_37&gt;</text:placeholder></text:p>
          </table:table-cell>
          <table:table-cell table:style-name="Tabla1.A2" office:value-type="string">
            <text:p text:style-name="GH-Table-Contents-Center"><text:placeholder text:placeholder-type="text">&lt;p97_37&gt;</text:placeholder></text:p>
          </table:table-cell>
          <table:table-cell table:style-name="Tabla1.G2" office:value-type="string">
            <text:p text:style-name="GH-Table-Contents-Center"><text:placeholder text:placeholder-type="text">&lt;v3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8</text:p>
          </table:table-cell>
          <table:table-cell table:style-name="Tabla1.A2" office:value-type="string">
            <text:p text:style-name="GH-Table-Contents-Center"><text:placeholder text:placeholder-type="text">&lt;p3_38&gt;</text:placeholder></text:p>
          </table:table-cell>
          <table:table-cell table:style-name="Tabla1.A2" office:value-type="string">
            <text:p text:style-name="GH-Table-Contents-Center"><text:placeholder text:placeholder-type="text">&lt;p15_38&gt;</text:placeholder></text:p>
          </table:table-cell>
          <table:table-cell table:style-name="Tabla1.A2" office:value-type="string">
            <text:p text:style-name="GH-Table-Contents-Center"><text:placeholder text:placeholder-type="text">&lt;p50_38&gt;</text:placeholder></text:p>
          </table:table-cell>
          <table:table-cell table:style-name="Tabla1.A2" office:value-type="string">
            <text:p text:style-name="GH-Table-Contents-Center"><text:placeholder text:placeholder-type="text">&lt;p85_38&gt;</text:placeholder></text:p>
          </table:table-cell>
          <table:table-cell table:style-name="Tabla1.A2" office:value-type="string">
            <text:p text:style-name="GH-Table-Contents-Center"><text:placeholder text:placeholder-type="text">&lt;p97_38&gt;</text:placeholder></text:p>
          </table:table-cell>
          <table:table-cell table:style-name="Tabla1.G2" office:value-type="string">
            <text:p text:style-name="GH-Table-Contents-Center"><text:placeholder text:placeholder-type="text">&lt;v3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39</text:p>
          </table:table-cell>
          <table:table-cell table:style-name="Tabla1.A2" office:value-type="string">
            <text:p text:style-name="GH-Table-Contents-Center"><text:placeholder text:placeholder-type="text">&lt;p3_39&gt;</text:placeholder></text:p>
          </table:table-cell>
          <table:table-cell table:style-name="Tabla1.A2" office:value-type="string">
            <text:p text:style-name="GH-Table-Contents-Center"><text:placeholder text:placeholder-type="text">&lt;p15_39&gt;</text:placeholder></text:p>
          </table:table-cell>
          <table:table-cell table:style-name="Tabla1.A2" office:value-type="string">
            <text:p text:style-name="GH-Table-Contents-Center"><text:placeholder text:placeholder-type="text">&lt;p50_39&gt;</text:placeholder></text:p>
          </table:table-cell>
          <table:table-cell table:style-name="Tabla1.A2" office:value-type="string">
            <text:p text:style-name="GH-Table-Contents-Center"><text:placeholder text:placeholder-type="text">&lt;p85_39&gt;</text:placeholder></text:p>
          </table:table-cell>
          <table:table-cell table:style-name="Tabla1.A2" office:value-type="string">
            <text:p text:style-name="GH-Table-Contents-Center"><text:placeholder text:placeholder-type="text">&lt;p97_39&gt;</text:placeholder></text:p>
          </table:table-cell>
          <table:table-cell table:style-name="Tabla1.G2" office:value-type="string">
            <text:p text:style-name="GH-Table-Contents-Center"><text:placeholder text:placeholder-type="text">&lt;v3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0</text:p>
          </table:table-cell>
          <table:table-cell table:style-name="Tabla1.A2" office:value-type="string">
            <text:p text:style-name="GH-Table-Contents-Center"><text:placeholder text:placeholder-type="text">&lt;p3_40&gt;</text:placeholder></text:p>
          </table:table-cell>
          <table:table-cell table:style-name="Tabla1.A2" office:value-type="string">
            <text:p text:style-name="GH-Table-Contents-Center"><text:placeholder text:placeholder-type="text">&lt;p15_40&gt;</text:placeholder></text:p>
          </table:table-cell>
          <table:table-cell table:style-name="Tabla1.A2" office:value-type="string">
            <text:p text:style-name="GH-Table-Contents-Center"><text:placeholder text:placeholder-type="text">&lt;p50_40&gt;</text:placeholder></text:p>
          </table:table-cell>
          <table:table-cell table:style-name="Tabla1.A2" office:value-type="string">
            <text:p text:style-name="GH-Table-Contents-Center"><text:placeholder text:placeholder-type="text">&lt;p85_40&gt;</text:placeholder></text:p>
          </table:table-cell>
          <table:table-cell table:style-name="Tabla1.A2" office:value-type="string">
            <text:p text:style-name="GH-Table-Contents-Center"><text:placeholder text:placeholder-type="text">&lt;p97_40&gt;</text:placeholder></text:p>
          </table:table-cell>
          <table:table-cell table:style-name="Tabla1.G2" office:value-type="string">
            <text:p text:style-name="GH-Table-Contents-Center"><text:placeholder text:placeholder-type="text">&lt;v4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1</text:p>
          </table:table-cell>
          <table:table-cell table:style-name="Tabla1.A2" office:value-type="string">
            <text:p text:style-name="GH-Table-Contents-Center"><text:placeholder text:placeholder-type="text">&lt;p3_41&gt;</text:placeholder></text:p>
          </table:table-cell>
          <table:table-cell table:style-name="Tabla1.A2" office:value-type="string">
            <text:p text:style-name="GH-Table-Contents-Center"><text:placeholder text:placeholder-type="text">&lt;p15_41&gt;</text:placeholder></text:p>
          </table:table-cell>
          <table:table-cell table:style-name="Tabla1.A2" office:value-type="string">
            <text:p text:style-name="GH-Table-Contents-Center"><text:placeholder text:placeholder-type="text">&lt;p50_41&gt;</text:placeholder></text:p>
          </table:table-cell>
          <table:table-cell table:style-name="Tabla1.A2" office:value-type="string">
            <text:p text:style-name="GH-Table-Contents-Center"><text:placeholder text:placeholder-type="text">&lt;p85_41&gt;</text:placeholder></text:p>
          </table:table-cell>
          <table:table-cell table:style-name="Tabla1.A2" office:value-type="string">
            <text:p text:style-name="GH-Table-Contents-Center"><text:placeholder text:placeholder-type="text">&lt;p97_41&gt;</text:placeholder></text:p>
          </table:table-cell>
          <table:table-cell table:style-name="Tabla1.G2" office:value-type="string">
            <text:p text:style-name="GH-Table-Contents-Center"><text:placeholder text:placeholder-type="text">&lt;v4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2</text:p>
          </table:table-cell>
          <table:table-cell table:style-name="Tabla1.A2" office:value-type="string">
            <text:p text:style-name="GH-Table-Contents-Center"><text:placeholder text:placeholder-type="text">&lt;p3_42&gt;</text:placeholder></text:p>
          </table:table-cell>
          <table:table-cell table:style-name="Tabla1.A2" office:value-type="string">
            <text:p text:style-name="GH-Table-Contents-Center"><text:placeholder text:placeholder-type="text">&lt;p15_42&gt;</text:placeholder></text:p>
          </table:table-cell>
          <table:table-cell table:style-name="Tabla1.A2" office:value-type="string">
            <text:p text:style-name="GH-Table-Contents-Center"><text:placeholder text:placeholder-type="text">&lt;p50_42&gt;</text:placeholder></text:p>
          </table:table-cell>
          <table:table-cell table:style-name="Tabla1.A2" office:value-type="string">
            <text:p text:style-name="GH-Table-Contents-Center"><text:placeholder text:placeholder-type="text">&lt;p85_42&gt;</text:placeholder></text:p>
          </table:table-cell>
          <table:table-cell table:style-name="Tabla1.A2" office:value-type="string">
            <text:p text:style-name="GH-Table-Contents-Center"><text:placeholder text:placeholder-type="text">&lt;p97_42&gt;</text:placeholder></text:p>
          </table:table-cell>
          <table:table-cell table:style-name="Tabla1.G2" office:value-type="string">
            <text:p text:style-name="GH-Table-Contents-Center"><text:placeholder text:placeholder-type="text">&lt;v4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3</text:p>
          </table:table-cell>
          <table:table-cell table:style-name="Tabla1.A2" office:value-type="string">
            <text:p text:style-name="GH-Table-Contents-Center"><text:placeholder text:placeholder-type="text">&lt;p3_43&gt;</text:placeholder></text:p>
          </table:table-cell>
          <table:table-cell table:style-name="Tabla1.A2" office:value-type="string">
            <text:p text:style-name="GH-Table-Contents-Center"><text:placeholder text:placeholder-type="text">&lt;p15_43&gt;</text:placeholder></text:p>
          </table:table-cell>
          <table:table-cell table:style-name="Tabla1.A2" office:value-type="string">
            <text:p text:style-name="GH-Table-Contents-Center"><text:placeholder text:placeholder-type="text">&lt;p50_43&gt;</text:placeholder></text:p>
          </table:table-cell>
          <table:table-cell table:style-name="Tabla1.A2" office:value-type="string">
            <text:p text:style-name="GH-Table-Contents-Center"><text:placeholder text:placeholder-type="text">&lt;p85_43&gt;</text:placeholder></text:p>
          </table:table-cell>
          <table:table-cell table:style-name="Tabla1.A2" office:value-type="string">
            <text:p text:style-name="GH-Table-Contents-Center"><text:placeholder text:placeholder-type="text">&lt;p97_43&gt;</text:placeholder></text:p>
          </table:table-cell>
          <table:table-cell table:style-name="Tabla1.G2" office:value-type="string">
            <text:p text:style-name="GH-Table-Contents-Center"><text:placeholder text:placeholder-type="text">&lt;v4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4</text:p>
          </table:table-cell>
          <table:table-cell table:style-name="Tabla1.A2" office:value-type="string">
            <text:p text:style-name="GH-Table-Contents-Center"><text:placeholder text:placeholder-type="text">&lt;p3_44&gt;</text:placeholder></text:p>
          </table:table-cell>
          <table:table-cell table:style-name="Tabla1.A2" office:value-type="string">
            <text:p text:style-name="GH-Table-Contents-Center"><text:placeholder text:placeholder-type="text">&lt;p15_44&gt;</text:placeholder></text:p>
          </table:table-cell>
          <table:table-cell table:style-name="Tabla1.A2" office:value-type="string">
            <text:p text:style-name="GH-Table-Contents-Center"><text:placeholder text:placeholder-type="text">&lt;p50_44&gt;</text:placeholder></text:p>
          </table:table-cell>
          <table:table-cell table:style-name="Tabla1.A2" office:value-type="string">
            <text:p text:style-name="GH-Table-Contents-Center"><text:placeholder text:placeholder-type="text">&lt;p85_44&gt;</text:placeholder></text:p>
          </table:table-cell>
          <table:table-cell table:style-name="Tabla1.A2" office:value-type="string">
            <text:p text:style-name="GH-Table-Contents-Center"><text:placeholder text:placeholder-type="text">&lt;p97_44&gt;</text:placeholder></text:p>
          </table:table-cell>
          <table:table-cell table:style-name="Tabla1.G2" office:value-type="string">
            <text:p text:style-name="GH-Table-Contents-Center"><text:placeholder text:placeholder-type="text">&lt;v44&gt;</text:placeholder></text:p>
          </table:table-cell>
        </table:table-row>
        <text:soft-page-break/>
        <table:table-row table:style-name="Tabla1.1">
          <table:table-cell table:style-name="Tabla1.A2" office:value-type="string">
            <text:p text:style-name="GH-Table-Contents-Center">45</text:p>
          </table:table-cell>
          <table:table-cell table:style-name="Tabla1.A2" office:value-type="string">
            <text:p text:style-name="GH-Table-Contents-Center"><text:placeholder text:placeholder-type="text">&lt;p3_45&gt;</text:placeholder></text:p>
          </table:table-cell>
          <table:table-cell table:style-name="Tabla1.A2" office:value-type="string">
            <text:p text:style-name="GH-Table-Contents-Center"><text:placeholder text:placeholder-type="text">&lt;p15_45&gt;</text:placeholder></text:p>
          </table:table-cell>
          <table:table-cell table:style-name="Tabla1.A2" office:value-type="string">
            <text:p text:style-name="GH-Table-Contents-Center"><text:placeholder text:placeholder-type="text">&lt;p50_45&gt;</text:placeholder></text:p>
          </table:table-cell>
          <table:table-cell table:style-name="Tabla1.A2" office:value-type="string">
            <text:p text:style-name="GH-Table-Contents-Center"><text:placeholder text:placeholder-type="text">&lt;p85_45&gt;</text:placeholder></text:p>
          </table:table-cell>
          <table:table-cell table:style-name="Tabla1.A2" office:value-type="string">
            <text:p text:style-name="GH-Table-Contents-Center"><text:placeholder text:placeholder-type="text">&lt;p97_45&gt;</text:placeholder></text:p>
          </table:table-cell>
          <table:table-cell table:style-name="Tabla1.G2" office:value-type="string">
            <text:p text:style-name="GH-Table-Contents-Center"><text:placeholder text:placeholder-type="text">&lt;v4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6</text:p>
          </table:table-cell>
          <table:table-cell table:style-name="Tabla1.A2" office:value-type="string">
            <text:p text:style-name="GH-Table-Contents-Center"><text:placeholder text:placeholder-type="text">&lt;p3_46&gt;</text:placeholder></text:p>
          </table:table-cell>
          <table:table-cell table:style-name="Tabla1.A2" office:value-type="string">
            <text:p text:style-name="GH-Table-Contents-Center"><text:placeholder text:placeholder-type="text">&lt;p15_46&gt;</text:placeholder></text:p>
          </table:table-cell>
          <table:table-cell table:style-name="Tabla1.A2" office:value-type="string">
            <text:p text:style-name="GH-Table-Contents-Center"><text:placeholder text:placeholder-type="text">&lt;p50_46&gt;</text:placeholder></text:p>
          </table:table-cell>
          <table:table-cell table:style-name="Tabla1.A2" office:value-type="string">
            <text:p text:style-name="GH-Table-Contents-Center"><text:placeholder text:placeholder-type="text">&lt;p85_46&gt;</text:placeholder></text:p>
          </table:table-cell>
          <table:table-cell table:style-name="Tabla1.A2" office:value-type="string">
            <text:p text:style-name="GH-Table-Contents-Center"><text:placeholder text:placeholder-type="text">&lt;p97_46&gt;</text:placeholder></text:p>
          </table:table-cell>
          <table:table-cell table:style-name="Tabla1.G2" office:value-type="string">
            <text:p text:style-name="GH-Table-Contents-Center"><text:placeholder text:placeholder-type="text">&lt;v4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7</text:p>
          </table:table-cell>
          <table:table-cell table:style-name="Tabla1.A2" office:value-type="string">
            <text:p text:style-name="GH-Table-Contents-Center"><text:placeholder text:placeholder-type="text">&lt;p3_47&gt;</text:placeholder></text:p>
          </table:table-cell>
          <table:table-cell table:style-name="Tabla1.A2" office:value-type="string">
            <text:p text:style-name="GH-Table-Contents-Center"><text:placeholder text:placeholder-type="text">&lt;p15_47&gt;</text:placeholder></text:p>
          </table:table-cell>
          <table:table-cell table:style-name="Tabla1.A2" office:value-type="string">
            <text:p text:style-name="GH-Table-Contents-Center"><text:placeholder text:placeholder-type="text">&lt;p50_47&gt;</text:placeholder></text:p>
          </table:table-cell>
          <table:table-cell table:style-name="Tabla1.A2" office:value-type="string">
            <text:p text:style-name="GH-Table-Contents-Center"><text:placeholder text:placeholder-type="text">&lt;p85_47&gt;</text:placeholder></text:p>
          </table:table-cell>
          <table:table-cell table:style-name="Tabla1.A2" office:value-type="string">
            <text:p text:style-name="GH-Table-Contents-Center"><text:placeholder text:placeholder-type="text">&lt;p97_47&gt;</text:placeholder></text:p>
          </table:table-cell>
          <table:table-cell table:style-name="Tabla1.G2" office:value-type="string">
            <text:p text:style-name="GH-Table-Contents-Center"><text:placeholder text:placeholder-type="text">&lt;v4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8</text:p>
          </table:table-cell>
          <table:table-cell table:style-name="Tabla1.A2" office:value-type="string">
            <text:p text:style-name="GH-Table-Contents-Center"><text:placeholder text:placeholder-type="text">&lt;p3_48&gt;</text:placeholder></text:p>
          </table:table-cell>
          <table:table-cell table:style-name="Tabla1.A2" office:value-type="string">
            <text:p text:style-name="GH-Table-Contents-Center"><text:placeholder text:placeholder-type="text">&lt;p15_48&gt;</text:placeholder></text:p>
          </table:table-cell>
          <table:table-cell table:style-name="Tabla1.A2" office:value-type="string">
            <text:p text:style-name="GH-Table-Contents-Center"><text:placeholder text:placeholder-type="text">&lt;p50_48&gt;</text:placeholder></text:p>
          </table:table-cell>
          <table:table-cell table:style-name="Tabla1.A2" office:value-type="string">
            <text:p text:style-name="GH-Table-Contents-Center"><text:placeholder text:placeholder-type="text">&lt;p85_48&gt;</text:placeholder></text:p>
          </table:table-cell>
          <table:table-cell table:style-name="Tabla1.A2" office:value-type="string">
            <text:p text:style-name="GH-Table-Contents-Center"><text:placeholder text:placeholder-type="text">&lt;p97_48&gt;</text:placeholder></text:p>
          </table:table-cell>
          <table:table-cell table:style-name="Tabla1.G2" office:value-type="string">
            <text:p text:style-name="GH-Table-Contents-Center"><text:placeholder text:placeholder-type="text">&lt;v4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49</text:p>
          </table:table-cell>
          <table:table-cell table:style-name="Tabla1.A2" office:value-type="string">
            <text:p text:style-name="GH-Table-Contents-Center"><text:placeholder text:placeholder-type="text">&lt;p3_49&gt;</text:placeholder></text:p>
          </table:table-cell>
          <table:table-cell table:style-name="Tabla1.A2" office:value-type="string">
            <text:p text:style-name="GH-Table-Contents-Center"><text:placeholder text:placeholder-type="text">&lt;p15_49&gt;</text:placeholder></text:p>
          </table:table-cell>
          <table:table-cell table:style-name="Tabla1.A2" office:value-type="string">
            <text:p text:style-name="GH-Table-Contents-Center"><text:placeholder text:placeholder-type="text">&lt;p50_49&gt;</text:placeholder></text:p>
          </table:table-cell>
          <table:table-cell table:style-name="Tabla1.A2" office:value-type="string">
            <text:p text:style-name="GH-Table-Contents-Center"><text:placeholder text:placeholder-type="text">&lt;p85_49&gt;</text:placeholder></text:p>
          </table:table-cell>
          <table:table-cell table:style-name="Tabla1.A2" office:value-type="string">
            <text:p text:style-name="GH-Table-Contents-Center"><text:placeholder text:placeholder-type="text">&lt;p97_49&gt;</text:placeholder></text:p>
          </table:table-cell>
          <table:table-cell table:style-name="Tabla1.G2" office:value-type="string">
            <text:p text:style-name="GH-Table-Contents-Center"><text:placeholder text:placeholder-type="text">&lt;v4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0</text:p>
          </table:table-cell>
          <table:table-cell table:style-name="Tabla1.A2" office:value-type="string">
            <text:p text:style-name="GH-Table-Contents-Center"><text:placeholder text:placeholder-type="text">&lt;p3_50&gt;</text:placeholder></text:p>
          </table:table-cell>
          <table:table-cell table:style-name="Tabla1.A2" office:value-type="string">
            <text:p text:style-name="GH-Table-Contents-Center"><text:placeholder text:placeholder-type="text">&lt;p15_50&gt;</text:placeholder></text:p>
          </table:table-cell>
          <table:table-cell table:style-name="Tabla1.A2" office:value-type="string">
            <text:p text:style-name="GH-Table-Contents-Center"><text:placeholder text:placeholder-type="text">&lt;p50_50&gt;</text:placeholder></text:p>
          </table:table-cell>
          <table:table-cell table:style-name="Tabla1.A2" office:value-type="string">
            <text:p text:style-name="GH-Table-Contents-Center"><text:placeholder text:placeholder-type="text">&lt;p85_50&gt;</text:placeholder></text:p>
          </table:table-cell>
          <table:table-cell table:style-name="Tabla1.A2" office:value-type="string">
            <text:p text:style-name="GH-Table-Contents-Center"><text:placeholder text:placeholder-type="text">&lt;p97_50&gt;</text:placeholder></text:p>
          </table:table-cell>
          <table:table-cell table:style-name="Tabla1.G2" office:value-type="string">
            <text:p text:style-name="GH-Table-Contents-Center"><text:placeholder text:placeholder-type="text">&lt;v50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1</text:p>
          </table:table-cell>
          <table:table-cell table:style-name="Tabla1.A2" office:value-type="string">
            <text:p text:style-name="GH-Table-Contents-Center"><text:placeholder text:placeholder-type="text">&lt;p3_51&gt;</text:placeholder></text:p>
          </table:table-cell>
          <table:table-cell table:style-name="Tabla1.A2" office:value-type="string">
            <text:p text:style-name="GH-Table-Contents-Center"><text:placeholder text:placeholder-type="text">&lt;p15_51&gt;</text:placeholder></text:p>
          </table:table-cell>
          <table:table-cell table:style-name="Tabla1.A2" office:value-type="string">
            <text:p text:style-name="GH-Table-Contents-Center"><text:placeholder text:placeholder-type="text">&lt;p50_51&gt;</text:placeholder></text:p>
          </table:table-cell>
          <table:table-cell table:style-name="Tabla1.A2" office:value-type="string">
            <text:p text:style-name="GH-Table-Contents-Center"><text:placeholder text:placeholder-type="text">&lt;p85_51&gt;</text:placeholder></text:p>
          </table:table-cell>
          <table:table-cell table:style-name="Tabla1.A2" office:value-type="string">
            <text:p text:style-name="GH-Table-Contents-Center"><text:placeholder text:placeholder-type="text">&lt;p97_51&gt;</text:placeholder></text:p>
          </table:table-cell>
          <table:table-cell table:style-name="Tabla1.G2" office:value-type="string">
            <text:p text:style-name="GH-Table-Contents-Center"><text:placeholder text:placeholder-type="text">&lt;v51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2</text:p>
          </table:table-cell>
          <table:table-cell table:style-name="Tabla1.A2" office:value-type="string">
            <text:p text:style-name="GH-Table-Contents-Center"><text:placeholder text:placeholder-type="text">&lt;p3_52&gt;</text:placeholder></text:p>
          </table:table-cell>
          <table:table-cell table:style-name="Tabla1.A2" office:value-type="string">
            <text:p text:style-name="GH-Table-Contents-Center"><text:placeholder text:placeholder-type="text">&lt;p15_52&gt;</text:placeholder></text:p>
          </table:table-cell>
          <table:table-cell table:style-name="Tabla1.A2" office:value-type="string">
            <text:p text:style-name="GH-Table-Contents-Center"><text:placeholder text:placeholder-type="text">&lt;p50_52&gt;</text:placeholder></text:p>
          </table:table-cell>
          <table:table-cell table:style-name="Tabla1.A2" office:value-type="string">
            <text:p text:style-name="GH-Table-Contents-Center"><text:placeholder text:placeholder-type="text">&lt;p85_52&gt;</text:placeholder></text:p>
          </table:table-cell>
          <table:table-cell table:style-name="Tabla1.A2" office:value-type="string">
            <text:p text:style-name="GH-Table-Contents-Center"><text:placeholder text:placeholder-type="text">&lt;p97_52&gt;</text:placeholder></text:p>
          </table:table-cell>
          <table:table-cell table:style-name="Tabla1.G2" office:value-type="string">
            <text:p text:style-name="GH-Table-Contents-Center"><text:placeholder text:placeholder-type="text">&lt;v52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3</text:p>
          </table:table-cell>
          <table:table-cell table:style-name="Tabla1.A2" office:value-type="string">
            <text:p text:style-name="GH-Table-Contents-Center"><text:placeholder text:placeholder-type="text">&lt;p3_53&gt;</text:placeholder></text:p>
          </table:table-cell>
          <table:table-cell table:style-name="Tabla1.A2" office:value-type="string">
            <text:p text:style-name="GH-Table-Contents-Center"><text:placeholder text:placeholder-type="text">&lt;p15_53&gt;</text:placeholder></text:p>
          </table:table-cell>
          <table:table-cell table:style-name="Tabla1.A2" office:value-type="string">
            <text:p text:style-name="GH-Table-Contents-Center"><text:placeholder text:placeholder-type="text">&lt;p50_53&gt;</text:placeholder></text:p>
          </table:table-cell>
          <table:table-cell table:style-name="Tabla1.A2" office:value-type="string">
            <text:p text:style-name="GH-Table-Contents-Center"><text:placeholder text:placeholder-type="text">&lt;p85_53&gt;</text:placeholder></text:p>
          </table:table-cell>
          <table:table-cell table:style-name="Tabla1.A2" office:value-type="string">
            <text:p text:style-name="GH-Table-Contents-Center"><text:placeholder text:placeholder-type="text">&lt;p97_53&gt;</text:placeholder></text:p>
          </table:table-cell>
          <table:table-cell table:style-name="Tabla1.G2" office:value-type="string">
            <text:p text:style-name="GH-Table-Contents-Center"><text:placeholder text:placeholder-type="text">&lt;v53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4</text:p>
          </table:table-cell>
          <table:table-cell table:style-name="Tabla1.A2" office:value-type="string">
            <text:p text:style-name="GH-Table-Contents-Center"><text:placeholder text:placeholder-type="text">&lt;p3_54&gt;</text:placeholder></text:p>
          </table:table-cell>
          <table:table-cell table:style-name="Tabla1.A2" office:value-type="string">
            <text:p text:style-name="GH-Table-Contents-Center"><text:placeholder text:placeholder-type="text">&lt;p15_54&gt;</text:placeholder></text:p>
          </table:table-cell>
          <table:table-cell table:style-name="Tabla1.A2" office:value-type="string">
            <text:p text:style-name="GH-Table-Contents-Center"><text:placeholder text:placeholder-type="text">&lt;p50_54&gt;</text:placeholder></text:p>
          </table:table-cell>
          <table:table-cell table:style-name="Tabla1.A2" office:value-type="string">
            <text:p text:style-name="GH-Table-Contents-Center"><text:placeholder text:placeholder-type="text">&lt;p85_54&gt;</text:placeholder></text:p>
          </table:table-cell>
          <table:table-cell table:style-name="Tabla1.A2" office:value-type="string">
            <text:p text:style-name="GH-Table-Contents-Center"><text:placeholder text:placeholder-type="text">&lt;p97_54&gt;</text:placeholder></text:p>
          </table:table-cell>
          <table:table-cell table:style-name="Tabla1.G2" office:value-type="string">
            <text:p text:style-name="GH-Table-Contents-Center"><text:placeholder text:placeholder-type="text">&lt;v54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5</text:p>
          </table:table-cell>
          <table:table-cell table:style-name="Tabla1.A2" office:value-type="string">
            <text:p text:style-name="GH-Table-Contents-Center"><text:placeholder text:placeholder-type="text">&lt;p3_55&gt;</text:placeholder></text:p>
          </table:table-cell>
          <table:table-cell table:style-name="Tabla1.A2" office:value-type="string">
            <text:p text:style-name="GH-Table-Contents-Center"><text:placeholder text:placeholder-type="text">&lt;p15_55&gt;</text:placeholder></text:p>
          </table:table-cell>
          <table:table-cell table:style-name="Tabla1.A2" office:value-type="string">
            <text:p text:style-name="GH-Table-Contents-Center"><text:placeholder text:placeholder-type="text">&lt;p50_55&gt;</text:placeholder></text:p>
          </table:table-cell>
          <table:table-cell table:style-name="Tabla1.A2" office:value-type="string">
            <text:p text:style-name="GH-Table-Contents-Center"><text:placeholder text:placeholder-type="text">&lt;p85_55&gt;</text:placeholder></text:p>
          </table:table-cell>
          <table:table-cell table:style-name="Tabla1.A2" office:value-type="string">
            <text:p text:style-name="GH-Table-Contents-Center"><text:placeholder text:placeholder-type="text">&lt;p97_55&gt;</text:placeholder></text:p>
          </table:table-cell>
          <table:table-cell table:style-name="Tabla1.G2" office:value-type="string">
            <text:p text:style-name="GH-Table-Contents-Center"><text:placeholder text:placeholder-type="text">&lt;v55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6</text:p>
          </table:table-cell>
          <table:table-cell table:style-name="Tabla1.A2" office:value-type="string">
            <text:p text:style-name="GH-Table-Contents-Center"><text:placeholder text:placeholder-type="text">&lt;p3_56&gt;</text:placeholder></text:p>
          </table:table-cell>
          <table:table-cell table:style-name="Tabla1.A2" office:value-type="string">
            <text:p text:style-name="GH-Table-Contents-Center"><text:placeholder text:placeholder-type="text">&lt;p15_56&gt;</text:placeholder></text:p>
          </table:table-cell>
          <table:table-cell table:style-name="Tabla1.A2" office:value-type="string">
            <text:p text:style-name="GH-Table-Contents-Center"><text:placeholder text:placeholder-type="text">&lt;p50_56&gt;</text:placeholder></text:p>
          </table:table-cell>
          <table:table-cell table:style-name="Tabla1.A2" office:value-type="string">
            <text:p text:style-name="GH-Table-Contents-Center"><text:placeholder text:placeholder-type="text">&lt;p85_56&gt;</text:placeholder></text:p>
          </table:table-cell>
          <table:table-cell table:style-name="Tabla1.A2" office:value-type="string">
            <text:p text:style-name="GH-Table-Contents-Center"><text:placeholder text:placeholder-type="text">&lt;p97_56&gt;</text:placeholder></text:p>
          </table:table-cell>
          <table:table-cell table:style-name="Tabla1.G2" office:value-type="string">
            <text:p text:style-name="GH-Table-Contents-Center"><text:placeholder text:placeholder-type="text">&lt;v56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7</text:p>
          </table:table-cell>
          <table:table-cell table:style-name="Tabla1.A2" office:value-type="string">
            <text:p text:style-name="GH-Table-Contents-Center"><text:placeholder text:placeholder-type="text">&lt;p3_57&gt;</text:placeholder></text:p>
          </table:table-cell>
          <table:table-cell table:style-name="Tabla1.A2" office:value-type="string">
            <text:p text:style-name="GH-Table-Contents-Center"><text:placeholder text:placeholder-type="text">&lt;p15_57&gt;</text:placeholder></text:p>
          </table:table-cell>
          <table:table-cell table:style-name="Tabla1.A2" office:value-type="string">
            <text:p text:style-name="GH-Table-Contents-Center"><text:placeholder text:placeholder-type="text">&lt;p50_57&gt;</text:placeholder></text:p>
          </table:table-cell>
          <table:table-cell table:style-name="Tabla1.A2" office:value-type="string">
            <text:p text:style-name="GH-Table-Contents-Center"><text:placeholder text:placeholder-type="text">&lt;p85_57&gt;</text:placeholder></text:p>
          </table:table-cell>
          <table:table-cell table:style-name="Tabla1.A2" office:value-type="string">
            <text:p text:style-name="GH-Table-Contents-Center"><text:placeholder text:placeholder-type="text">&lt;p97_57&gt;</text:placeholder></text:p>
          </table:table-cell>
          <table:table-cell table:style-name="Tabla1.G2" office:value-type="string">
            <text:p text:style-name="GH-Table-Contents-Center"><text:placeholder text:placeholder-type="text">&lt;v57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8</text:p>
          </table:table-cell>
          <table:table-cell table:style-name="Tabla1.A2" office:value-type="string">
            <text:p text:style-name="GH-Table-Contents-Center"><text:placeholder text:placeholder-type="text">&lt;p3_58&gt;</text:placeholder></text:p>
          </table:table-cell>
          <table:table-cell table:style-name="Tabla1.A2" office:value-type="string">
            <text:p text:style-name="GH-Table-Contents-Center"><text:placeholder text:placeholder-type="text">&lt;p15_58&gt;</text:placeholder></text:p>
          </table:table-cell>
          <table:table-cell table:style-name="Tabla1.A2" office:value-type="string">
            <text:p text:style-name="GH-Table-Contents-Center"><text:placeholder text:placeholder-type="text">&lt;p50_58&gt;</text:placeholder></text:p>
          </table:table-cell>
          <table:table-cell table:style-name="Tabla1.A2" office:value-type="string">
            <text:p text:style-name="GH-Table-Contents-Center"><text:placeholder text:placeholder-type="text">&lt;p85_58&gt;</text:placeholder></text:p>
          </table:table-cell>
          <table:table-cell table:style-name="Tabla1.A2" office:value-type="string">
            <text:p text:style-name="GH-Table-Contents-Center"><text:placeholder text:placeholder-type="text">&lt;p97_58&gt;</text:placeholder></text:p>
          </table:table-cell>
          <table:table-cell table:style-name="Tabla1.G2" office:value-type="string">
            <text:p text:style-name="GH-Table-Contents-Center"><text:placeholder text:placeholder-type="text">&lt;v58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59</text:p>
          </table:table-cell>
          <table:table-cell table:style-name="Tabla1.A2" office:value-type="string">
            <text:p text:style-name="GH-Table-Contents-Center"><text:placeholder text:placeholder-type="text">&lt;p3_59&gt;</text:placeholder></text:p>
          </table:table-cell>
          <table:table-cell table:style-name="Tabla1.A2" office:value-type="string">
            <text:p text:style-name="GH-Table-Contents-Center"><text:placeholder text:placeholder-type="text">&lt;p15_59&gt;</text:placeholder></text:p>
          </table:table-cell>
          <table:table-cell table:style-name="Tabla1.A2" office:value-type="string">
            <text:p text:style-name="GH-Table-Contents-Center"><text:placeholder text:placeholder-type="text">&lt;p50_59&gt;</text:placeholder></text:p>
          </table:table-cell>
          <table:table-cell table:style-name="Tabla1.A2" office:value-type="string">
            <text:p text:style-name="GH-Table-Contents-Center"><text:placeholder text:placeholder-type="text">&lt;p85_59&gt;</text:placeholder></text:p>
          </table:table-cell>
          <table:table-cell table:style-name="Tabla1.A2" office:value-type="string">
            <text:p text:style-name="GH-Table-Contents-Center"><text:placeholder text:placeholder-type="text">&lt;p97_59&gt;</text:placeholder></text:p>
          </table:table-cell>
          <table:table-cell table:style-name="Tabla1.G2" office:value-type="string">
            <text:p text:style-name="GH-Table-Contents-Center"><text:placeholder text:placeholder-type="text">&lt;v59&gt;</text:placeholder></text:p>
          </table:table-cell>
        </table:table-row>
        <table:table-row table:style-name="Tabla1.1">
          <table:table-cell table:style-name="Tabla1.A2" office:value-type="string">
            <text:p text:style-name="GH-Table-Contents-Center">60</text:p>
          </table:table-cell>
          <table:table-cell table:style-name="Tabla1.A2" office:value-type="string">
            <text:p text:style-name="GH-Table-Contents-Center"><text:placeholder text:placeholder-type="text">&lt;p3_60&gt;</text:placeholder></text:p>
          </table:table-cell>
          <table:table-cell table:style-name="Tabla1.A2" office:value-type="string">
            <text:p text:style-name="GH-Table-Contents-Center"><text:placeholder text:placeholder-type="text">&lt;p15_60&gt;</text:placeholder></text:p>
          </table:table-cell>
          <table:table-cell table:style-name="Tabla1.A2" office:value-type="string">
            <text:p text:style-name="GH-Table-Contents-Center"><text:placeholder text:placeholder-type="text">&lt;p50_60&gt;</text:placeholder></text:p>
          </table:table-cell>
          <table:table-cell table:style-name="Tabla1.A2" office:value-type="string">
            <text:p text:style-name="GH-Table-Contents-Center"><text:placeholder text:placeholder-type="text">&lt;p85_60&gt;</text:placeholder></text:p>
          </table:table-cell>
          <table:table-cell table:style-name="Tabla1.A2" office:value-type="string">
            <text:p text:style-name="GH-Table-Contents-Center"><text:placeholder text:placeholder-type="text">&lt;p97_60&gt;</text:placeholder></text:p>
          </table:table-cell>
          <table:table-cell table:style-name="Tabla1.G2" office:value-type="string">
            <text:p text:style-name="GH-Table-Contents-Center"><text:placeholder text:placeholder-type="text">&lt;v60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6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start" style:justify-single-word="false" fo:orphans="0" fo:widows="0" style:page-number="auto" fo:padding-left="0.12cm" fo:padding-right="0.12cm" fo:padding-top="0.019cm" fo:padding-bottom="0.019cm" fo:border="none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/>
      <style:paragraph-properties fo:text-align="center" style:justify-single-word="false" style:page-number="auto" fo:break-before="auto" fo:break-after="auto" fo:background-color="transparent" fo:padding="0.199cm" fo:border="none"/>
      <style:text-properties fo:font-size="24pt" fo:font-weight="bold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Label-Right" style:family="paragraph" style:parent-style-name="Table_20_Contents">
      <style:paragraph-properties fo:text-align="end" style:justify-single-word="false"/>
      <style:text-properties fo:font-weight="normal" style:font-weight-asian="normal"/>
    </style:style>
    <style:style style:name="GH-Table-Label-Right-Bold" style:family="paragraph" style:parent-style-name="GH-Table-Label-Right">
      <style:text-properties fo:font-weight="600" style:font-weight-asian="bold"/>
    </style:style>
    <style:style style:name="GH-Table-Contents-Center" style:family="paragraph" style:parent-style-name="Table_20_Contents">
      <style:paragraph-properties fo:text-align="center" style:justify-single-word="false"/>
    </style:style>
    <style:style style:name="GH-Table-Heading-Center" style:family="paragraph" style:parent-style-name="Table_20_Heading">
      <style:paragraph-properties fo:text-align="center" style:justify-single-word="false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dce6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 draw:style-name="Mdp2"/>
    <style:master-page style:name="Envelope" loext:hidden="true" style:hidden="true" style:page-layout-name="Mpm3" draw:style-name="Mdp2"/>
    <style:master-page style:name="First_20_Page" loext:hidden="true" style:hidden="true" style:display-name="First Page" style:page-layout-name="Mpm4" draw:style-name="Mdp2" style:next-style-name="Standard"/>
    <style:master-page style:name="Footnote" loext:hidden="true" style:hidden="true" style:page-layout-name="Mpm2" draw:style-name="Mdp2"/>
    <style:master-page style:name="HTML" loext:hidden="true" style:hidden="true" style:page-layout-name="Mpm5" draw:style-name="Mdp2"/>
    <style:master-page style:name="Index" loext:hidden="true" style:hidden="true" style:page-layout-name="Mpm4" draw:style-name="Mdp2"/>
    <style:master-page style:name="Landscape" loext:hidden="true" style:hidden="true" style:page-layout-name="Mpm6" draw:style-name="Mdp2"/>
    <style:master-page style:name="Left_20_Page" loext:hidden="true" style:hidden="true" style:display-name="Left Page" style:page-layout-name="Mpm7" draw:style-name="Mdp2" style:next-style-name="Right_20_Page"/>
    <style:master-page style:name="Right_20_Page" loext:hidden="true" style:hidden="true" style:display-name="Right Page" style:page-layout-name="Mpm8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4.5.1$Linux_X86_64 LibreOffice_project/40$Build-1</meta:generator>
    <meta:document-statistic meta:table-count="2" meta:image-count="0" meta:object-count="1" meta:page-count="3" meta:paragraph-count="445" meta:word-count="450" meta:character-count="2868" meta:non-whitespace-character-count="28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9" chart:maximum="23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28cm" svg:height="10.934cm" xlink:href=".." xlink:type="simple" chart:class="chart:scatter" chart:style-name="ch1">
        <chart:legend chart:legend-position="end" svg:x="17.497cm" svg:y="3.764cm" style:legend-expansion="high" chart:style-name="ch2"/>
        <chart:plot-area chart:style-name="ch3" svg:x="1.489cm" svg:y="0.218cm" svg:width="15.61cm" svg:height="9.437cm">
          <chart:coordinate-region svg:x="2.058cm" svg:y="0.43cm" svg:width="14.88cm" svg:height="8.552cm"/>
          <chart:axis chart:dimension="x" chart:name="primary-x" chart:style-name="ch4" chartooo:axis-type="auto">
            <chart:title svg:x="6.644cm" svg:y="9.873cm" chart:style-name="ch5">
              <text:p>Age (completed months and years)</text:p>
            </chart:title>
            <chart:categories table:cell-range-address="Tabla1.$A$3:.$A$63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5.919cm" chart:style-name="ch8">
              <text:p>BMI (kg/m2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3:.$G$63" chart:label-cell-address="Tabla1.$G$2" chart:class="chart:scatter">
            <chart:domain table:cell-range-address="Tabla1.$A$3:.$A$63"/>
            <chart:data-point chart:repeated="61"/>
          </chart:series>
          <chart:series chart:style-name="ch10" chart:values-cell-range-address="Tabla1.$F$3:.$F$63" chart:label-cell-address="Tabla1.$F$2" chart:class="chart:scatter">
            <chart:data-point chart:repeated="61"/>
          </chart:series>
          <chart:series chart:style-name="ch11" chart:values-cell-range-address="Tabla1.$E$3:.$E$63" chart:label-cell-address="Tabla1.$E$2" chart:class="chart:scatter">
            <chart:data-point chart:repeated="61"/>
          </chart:series>
          <chart:series chart:style-name="ch12" chart:values-cell-range-address="Tabla1.$D$3:.$D$63" chart:label-cell-address="Tabla1.$D$2" chart:class="chart:scatter">
            <chart:data-point chart:repeated="61"/>
          </chart:series>
          <chart:series chart:style-name="ch13" chart:values-cell-range-address="Tabla1.$C$3:.$C$63" chart:label-cell-address="Tabla1.$C$2" chart:class="chart:scatter">
            <chart:data-point chart:repeated="61"/>
          </chart:series>
          <chart:series chart:style-name="ch14" chart:values-cell-range-address="Tabla1.$B$3:.$B$63" chart:label-cell-address="Tabla1.$B$2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2</svg:desc>
                </draw:g>
              </table:table-cell>
              <table:table-cell office:value-type="string">
                <text:p>&lt;p97&gt;</text:p>
                <draw:g>
                  <svg:desc>Tabla1.$F$2</svg:desc>
                </draw:g>
              </table:table-cell>
              <table:table-cell office:value-type="string">
                <text:p>&lt;p85&gt;</text:p>
                <draw:g>
                  <svg:desc>Tabla1.$E$2</svg:desc>
                </draw:g>
              </table:table-cell>
              <table:table-cell office:value-type="string">
                <text:p>&lt;p50&gt;</text:p>
                <draw:g>
                  <svg:desc>Tabla1.$D$2</svg:desc>
                </draw:g>
              </table:table-cell>
              <table:table-cell office:value-type="string">
                <text:p>&lt;p15&gt;</text:p>
                <draw:g>
                  <svg:desc>Tabla1.$C$2</svg:desc>
                </draw:g>
              </table:table-cell>
              <table:table-cell office:value-type="string">
                <text:p>&lt;p3&gt;</text:p>
                <draw:g>
                  <svg:desc>Tabla1.$B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3:.$A$63</svg:desc>
                </draw:g>
              </table:table-cell>
              <table:table-cell office:value-type="float" office:value="0">
                <text:p>0</text:p>
                <draw:g>
                  <svg:desc>Tabla1.$A$3:.$A$63</svg:desc>
                </draw:g>
              </table:table-cell>
              <table:table-cell office:value-type="float" office:value="NaN">
                <text:p>NaN</text:p>
                <draw:g>
                  <svg:desc>Tabla1.$G$3:.$G$63</svg:desc>
                </draw:g>
              </table:table-cell>
              <table:table-cell office:value-type="float" office:value="NaN">
                <text:p>NaN</text:p>
                <draw:g>
                  <svg:desc>Tabla1.$F$3:.$F$63</svg:desc>
                </draw:g>
              </table:table-cell>
              <table:table-cell office:value-type="float" office:value="NaN">
                <text:p>NaN</text:p>
                <draw:g>
                  <svg:desc>Tabla1.$E$3:.$E$63</svg:desc>
                </draw:g>
              </table:table-cell>
              <table:table-cell office:value-type="float" office:value="NaN">
                <text:p>NaN</text:p>
                <draw:g>
                  <svg:desc>Tabla1.$D$3:.$D$63</svg:desc>
                </draw:g>
              </table:table-cell>
              <table:table-cell office:value-type="float" office:value="NaN">
                <text:p>NaN</text:p>
                <draw:g>
                  <svg:desc>Tabla1.$C$3:.$C$63</svg:desc>
                </draw:g>
              </table:table-cell>
              <table:table-cell office:value-type="float" office:value="NaN">
                <text:p>NaN</text:p>
                <draw:g>
                  <svg:desc>Tabla1.$B$3:.$B$6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